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Patient Number</text:p>
          </table:table-cell>
          <table:table-cell office:value-type="string">
            <text:p>Age</text:p>
          </table:table-cell>
          <table:table-cell office:value-type="string">
            <text:p>Bloodgroup</text:p>
          </table:table-cell>
          <table:table-cell office:value-type="string">
            <text:p>BMI</text:p>
          </table:table-cell>
          <table:table-cell office:value-type="string">
            <text:p>Gender</text:p>
          </table:table-cell>
          <table:table-cell office:value-type="string">
            <text:p>Height</text:p>
          </table:table-cell>
          <table:table-cell office:value-type="string">
            <text:p>Weight</text:p>
          </table:table-cell>
          <table:table-cell office:value-type="string">
            <text:p>Medical History</text:p>
          </table:table-cell>
          <table:table-cell office:value-type="string">
            <text:p>Occupation</text:p>
          </table:table-cell>
          <table:table-cell office:value-type="string">
            <text:p>Pregnancy</text:p>
          </table:table-cell>
          <table:table-cell office:value-type="string">
            <text:p>Residence</text:p>
          </table:table-cell>
          <table:table-cell office:value-type="string">
            <text:p>Smoke</text:p>
          </table:table-cell>
          <table:table-cell office:value-type="string">
            <text:p>Symptoms</text:p>
          </table:table-cell>
          <table:table-cell office:value-type="string">
            <text:p>COVID-19</text:p>
          </table:table-cell>
          <table:table-cell office:value-type="string">
            <text:p>Exposure/TravelHistory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table:formula="of:=[.G2]/([.F2]*[.F2])" office:value-type="float" office:value="25.0995015956112">
            <text:p>25,0995015956</text:p>
          </table:table-cell>
          <table:table-cell office:value-type="string">
            <text:p>F</text:p>
          </table:table-cell>
          <table:table-cell table:style-name="ce1" office:value-type="float" office:value="1.67">
            <text:p>1,67</text:p>
          </table:table-cell>
          <table:table-cell office:value-type="float" office:value="70">
            <text:p>70</text:p>
          </table:table-cell>
          <table:table-cell office:value-type="string">
            <text:p>Endocrine disease</text:p>
          </table:table-cell>
          <table:table-cell office:value-type="string">
            <text:p>Service manag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Hearbeat, Temperature</text:p>
          </table:table-cell>
          <table:table-cell office:value-type="string">
            <text:p>oui</text:p>
          </table:table-cell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 table:formula="of:=[.G3]/([.F3]*[.F3])" office:value-type="float" office:value="20.9876543209876">
            <text:p>20,987654321</text:p>
          </table:table-cell>
          <table:table-cell office:value-type="string">
            <text:p>F</text:p>
          </table:table-cell>
          <table:table-cell office:value-type="float" office:value="1.8">
            <text:p>1,8</text:p>
          </table:table-cell>
          <table:table-cell office:value-type="float" office:value="68">
            <text:p>68</text:p>
          </table:table-cell>
          <table:table-cell office:value-type="string">
            <text:p>Endocrine disease</text:p>
          </table:table-cell>
          <table:table-cell office:value-type="string">
            <text:p>Cleaner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G4]/([.F4]*[.F4])" office:value-type="float" office:value="26.7094017094017">
            <text:p>26,7094017094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65">
            <text:p>65</text:p>
          </table:table-cell>
          <table:table-cell office:value-type="string">
            <text:p>Neural system disease</text:p>
          </table:table-cell>
          <table:table-cell office:value-type="string">
            <text:p>Waiter</text:p>
          </table:table-cell>
          <table:table-cell office:value-type="string">
            <text:p>no</text:p>
          </table:table-cell>
          <table:table-cell office:value-type="string">
            <text:p>Parvomai</text:p>
          </table:table-cell>
          <table:table-cell office:value-type="string">
            <text:p>no</text:p>
          </table:table-cell>
          <table:table-cell office:value-type="string">
            <text:p>Diarrhea</text:p>
          </table:table-cell>
          <table:table-cell table:number-columns-repeated="2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67">
            <text:p>67</text:p>
          </table:table-cell>
          <table:table-cell office:value-type="string">
            <text:p>A</text:p>
          </table:table-cell>
          <table:table-cell table:formula="of:=[.G5]/([.F5]*[.F5])" office:value-type="float" office:value="21.875">
            <text:p>21,8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Kichevo</text:p>
          </table:table-cell>
          <table:table-cell office:value-type="string">
            <text:p>no</text:p>
          </table:table-cell>
          <table:table-cell office:value-type="string">
            <text:p>Headache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78">
            <text:p>78</text:p>
          </table:table-cell>
          <table:table-cell office:value-type="string">
            <text:p>AB</text:p>
          </table:table-cell>
          <table:table-cell table:formula="of:=[.G6]/([.F6]*[.F6])" office:value-type="float" office:value="24.2424242424242">
            <text:p>24,2424242424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66">
            <text:p>66</text:p>
          </table:table-cell>
          <table:table-cell office:value-type="string">
            <text:p>RespiratorySystem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Lossof Taste</text:p>
          </table:table-cell>
          <table:table-cell table:number-columns-repeated="2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90">
            <text:p>90</text:p>
          </table:table-cell>
          <table:table-cell office:value-type="string">
            <text:p>A</text:p>
          </table:table-cell>
          <table:table-cell table:formula="of:=[.G7]/([.F7]*[.F7])" office:value-type="float" office:value="21.4532871972318">
            <text:p>21,4532871972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62">
            <text:p>62</text:p>
          </table:table-cell>
          <table:table-cell office:value-type="string">
            <text:p>Cardio- cerebrovascular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LossOfSmell</text:p>
          </table:table-cell>
          <table:table-cell table:number-columns-repeated="2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50">
            <text:p>50</text:p>
          </table:table-cell>
          <table:table-cell office:value-type="string">
            <text:p>A</text:p>
          </table:table-cell>
          <table:table-cell table:formula="of:=[.G8]/([.F8]*[.F8])" office:value-type="float" office:value="26.1224489795918">
            <text:p>26,1224489796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80">
            <text:p>80</text:p>
          </table:table-cell>
          <table:table-cell office:value-type="string">
            <text:p>Runny nose</text:p>
          </table:table-cell>
          <table:table-cell office:value-type="string">
            <text:p>Manag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G9]/([.F9]*[.F9])" office:value-type="float" office:value="22.8623685413809">
            <text:p>22,8623685414</text:p>
          </table:table-cell>
          <table:table-cell office:value-type="string">
            <text:p>F</text:p>
          </table:table-cell>
          <table:table-cell office:value-type="float" office:value="1.62">
            <text:p>1,62</text:p>
          </table:table-cell>
          <table:table-cell office:value-type="float" office:value="60">
            <text:p>60</text:p>
          </table:table-cell>
          <table:table-cell office:value-type="string">
            <text:p>Digestive disease</text:p>
          </table:table-cell>
          <table:table-cell/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76">
            <text:p>76</text:p>
          </table:table-cell>
          <table:table-cell office:value-type="string">
            <text:p>A</text:p>
          </table:table-cell>
          <table:table-cell table:formula="of:=[.G10]/([.F10]*[.F10])" office:value-type="float" office:value="22.0317256849864">
            <text:p>22,031725685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table:formula="of:=[.G11]/([.F11]*[.F11])" office:value-type="float" office:value="24.8356464572681">
            <text:p>24,8356464573</text:p>
          </table:table-cell>
          <table:table-cell office:value-type="string">
            <text:p>M</text:p>
          </table:table-cell>
          <table:table-cell office:value-type="float" office:value="1.85">
            <text:p>1,85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59">
            <text:p>59</text:p>
          </table:table-cell>
          <table:table-cell office:value-type="string">
            <text:p>B</text:p>
          </table:table-cell>
          <table:table-cell table:formula="of:=[.G12]/([.F12]*[.F12])" office:value-type="float" office:value="22.1510225070211">
            <text:p>22,151022507</text:p>
          </table:table-cell>
          <table:table-cell office:value-type="string">
            <text:p>F</text:p>
          </table:table-cell>
          <table:table-cell office:value-type="float" office:value="1.59">
            <text:p>1,59</text:p>
          </table:table-cell>
          <table:table-cell office:value-type="float" office:value="56">
            <text:p>56</text:p>
          </table:table-cell>
          <table:table-cell office:value-type="string">
            <text:p>RespiratorySystemDisease</text:p>
          </table:table-cell>
          <table:table-cell/>
          <table:table-cell office:value-type="string">
            <text:p>no</text:p>
          </table:table-cell>
          <table:table-cell office:value-type="string">
            <text:p>Razo Konare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60">
            <text:p>60</text:p>
          </table:table-cell>
          <table:table-cell office:value-type="string">
            <text:p>AB</text:p>
          </table:table-cell>
          <table:table-cell table:formula="of:=[.G13]/([.F13]*[.F13])" office:value-type="float" office:value="23.458562375267">
            <text:p>23,4585623753</text:p>
          </table:table-cell>
          <table:table-cell office:value-type="string">
            <text:p>M</text:p>
          </table:table-cell>
          <table:table-cell office:value-type="float" office:value="1.69">
            <text:p>1,69</text:p>
          </table:table-cell>
          <table:table-cell office:value-type="float" office:value="67">
            <text:p>67</text:p>
          </table:table-cell>
          <table:table-cell office:value-type="string">
            <text:p>Cardio- cerebrovascular</text:p>
          </table:table-cell>
          <table:table-cell/>
          <table:table-cell office:value-type="string">
            <text:p>no</text:p>
          </table:table-cell>
          <table:table-cell office:value-type="string">
            <text:p>Belozem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73">
            <text:p>73</text:p>
          </table:table-cell>
          <table:table-cell office:value-type="string">
            <text:p>B</text:p>
          </table:table-cell>
          <table:table-cell table:formula="of:=[.G14]/([.F14]*[.F14])" office:value-type="float" office:value="26.3656030286641">
            <text:p>26,3656030287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78">
            <text:p>78</text:p>
          </table:table-cell>
          <table:table-cell office:value-type="string">
            <text:p>Runny no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G15]/([.F15]*[.F15])" office:value-type="float" office:value="23.5883292204964">
            <text:p>23,5883292205</text:p>
          </table:table-cell>
          <table:table-cell office:value-type="string">
            <text:p>F</text:p>
          </table:table-cell>
          <table:table-cell office:value-type="float" office:value="1.66">
            <text:p>1,66</text:p>
          </table:table-cell>
          <table:table-cell office:value-type="float" office:value="65">
            <text:p>6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Vasil Levski</text:p>
          </table:table-cell>
          <table:table-cell office:value-type="string">
            <text:p>yes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64">
            <text:p>64</text:p>
          </table:table-cell>
          <table:table-cell office:value-type="string">
            <text:p>A</text:p>
          </table:table-cell>
          <table:table-cell table:formula="of:=[.G16]/([.F16]*[.F16])" office:value-type="float" office:value="25.0593070266297">
            <text:p>25,0593070266</text:p>
          </table:table-cell>
          <table:table-cell office:value-type="string">
            <text:p>M</text:p>
          </table:table-cell>
          <table:table-cell office:value-type="float" office:value="1.73">
            <text:p>1,73</text:p>
          </table:table-cell>
          <table:table-cell office:value-type="float" office:value="75">
            <text:p>75</text:p>
          </table:table-cell>
          <table:table-cell office:value-type="string">
            <text:p>RespiratorySystemDisease</text:p>
          </table:table-cell>
          <table:table-cell/>
          <table:table-cell office:value-type="string">
            <text:p>no</text:p>
          </table:table-cell>
          <table:table-cell office:value-type="string">
            <text:p>Dimitrovgrad</text:p>
          </table:table-cell>
          <table:table-cell office:value-type="string">
            <text:p>yes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77">
            <text:p>77</text:p>
          </table:table-cell>
          <table:table-cell office:value-type="string">
            <text:p>A</text:p>
          </table:table-cell>
          <table:table-cell table:formula="of:=[.G17]/([.F17]*[.F17])" office:value-type="float" office:value="27.3796646836128">
            <text:p>27,3796646836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81">
            <text:p>81</text:p>
          </table:table-cell>
          <table:table-cell office:value-type="string">
            <text:p>Cardio- cerebrovascular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 table:number-columns-repeated="2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[.G18]/([.F18]*[.F18])" office:value-type="float" office:value="27.9421433267587">
            <text:p>27,9421433268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68">
            <text:p>68</text:p>
          </table:table-cell>
          <table:table-cell office:value-type="string">
            <text:p>Runny no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86">
            <text:p>86</text:p>
          </table:table-cell>
          <table:table-cell office:value-type="string">
            <text:p>A</text:p>
          </table:table-cell>
          <table:table-cell table:formula="of:=[.G19]/([.F19]*[.F19])" office:value-type="float" office:value="25.390625">
            <text:p>25,39062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5">
            <text:p>6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Fever,LossofTaste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85">
            <text:p>85</text:p>
          </table:table-cell>
          <table:table-cell office:value-type="string">
            <text:p>A</text:p>
          </table:table-cell>
          <table:table-cell table:formula="of:=[.G20]/([.F20]*[.F20])" office:value-type="float" office:value="20.5693296602388">
            <text:p>20,5693296602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56">
            <text:p>56</text:p>
          </table:table-cell>
          <table:table-cell office:value-type="string">
            <text:p>Runny no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ough, Fever</text:p>
          </table:table-cell>
          <table:table-cell table:number-columns-repeated="2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67">
            <text:p>67</text:p>
          </table:table-cell>
          <table:table-cell office:value-type="string">
            <text:p>A</text:p>
          </table:table-cell>
          <table:table-cell table:formula="of:=[.G21]/([.F21]*[.F21])" office:value-type="float" office:value="23.5294117647059">
            <text:p>23,5294117647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68">
            <text:p>68</text:p>
          </table:table-cell>
          <table:table-cell office:value-type="string">
            <text:p>Malignan tumor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Gorna Mahala</text:p>
          </table:table-cell>
          <table:table-cell office:value-type="string">
            <text:p>yes</text:p>
          </table:table-cell>
          <table:table-cell office:value-type="string">
            <text:p>Diarrhea, Temperture</text:p>
          </table:table-cell>
          <table:table-cell table:number-columns-repeated="2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G22]/([.F22]*[.F22])" office:value-type="float" office:value="20.2448979591837">
            <text:p>20,2448979592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62">
            <text:p>62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Hearbeat, Temperature</text:p>
          </table:table-cell>
          <table:table-cell table:number-columns-repeated="2"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G23]/([.F23]*[.F23])" office:value-type="float" office:value="30.4831580551745">
            <text:p>30,4831580552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80">
            <text:p>80</text:p>
          </table:table-cell>
          <table:table-cell office:value-type="string">
            <text:p>Neural system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77">
            <text:p>77</text:p>
          </table:table-cell>
          <table:table-cell office:value-type="string">
            <text:p>B</text:p>
          </table:table-cell>
          <table:table-cell table:formula="of:=[.G24]/([.F24]*[.F24])" office:value-type="float" office:value="26.8386476526198">
            <text:p>26,8386476526</text:p>
          </table:table-cell>
          <table:table-cell office:value-type="string">
            <text:p>F</text:p>
          </table:table-cell>
          <table:table-cell office:value-type="float" office:value="1.58">
            <text:p>1,58</text:p>
          </table:table-cell>
          <table:table-cell office:value-type="float" office:value="67">
            <text:p>67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arrhea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68">
            <text:p>68</text:p>
          </table:table-cell>
          <table:table-cell office:value-type="string">
            <text:p>B</text:p>
          </table:table-cell>
          <table:table-cell table:formula="of:=[.G25]/([.F25]*[.F25])" office:value-type="float" office:value="31.6403681788297">
            <text:p>31,6403681788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77">
            <text:p>77</text:p>
          </table:table-cell>
          <table:table-cell office:value-type="string">
            <text:p>Neural system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Headache</text:p>
          </table:table-cell>
          <table:table-cell table:number-columns-repeated="2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26]/([.F26]*[.F26])" office:value-type="float" office:value="24.21875">
            <text:p>24,2187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2">
            <text:p>62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no</text:p>
          </table:table-cell>
          <table:table-cell office:value-type="string">
            <text:p>Lossof Taste</text:p>
          </table:table-cell>
          <table:table-cell table:number-columns-repeated="2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69">
            <text:p>69</text:p>
          </table:table-cell>
          <table:table-cell office:value-type="string">
            <text:p>A</text:p>
          </table:table-cell>
          <table:table-cell table:formula="of:=[.G27]/([.F27]*[.F27])" office:value-type="float" office:value="25.7116620752984">
            <text:p>25,7116620753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70">
            <text:p>70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yes</text:p>
          </table:table-cell>
          <table:table-cell office:value-type="string">
            <text:p>LossOfSmell</text:p>
          </table:table-cell>
          <table:table-cell table:number-columns-repeated="2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71">
            <text:p>71</text:p>
          </table:table-cell>
          <table:table-cell office:value-type="string">
            <text:p>A</text:p>
          </table:table-cell>
          <table:table-cell table:formula="of:=[.G28]/([.F28]*[.F28])" office:value-type="float" office:value="20.7156938086805">
            <text:p>20,7156938087</text:p>
          </table:table-cell>
          <table:table-cell office:value-type="string">
            <text:p>F</text:p>
          </table:table-cell>
          <table:table-cell office:value-type="float" office:value="1.73">
            <text:p>1,73</text:p>
          </table:table-cell>
          <table:table-cell office:value-type="float" office:value="62">
            <text:p>62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Razo Konare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70">
            <text:p>70</text:p>
          </table:table-cell>
          <table:table-cell office:value-type="string">
            <text:p>A</text:p>
          </table:table-cell>
          <table:table-cell table:formula="of:=[.G29]/([.F29]*[.F29])" office:value-type="float" office:value="27.0416441319632">
            <text:p>27,041644132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Belozem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G30]/([.F30]*[.F30])" office:value-type="float" office:value="24.65483234714">
            <text:p>24,6548323471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60">
            <text:p>60</text:p>
          </table:table-cell>
          <table:table-cell office:value-type="string">
            <text:p>Cardio- cerebrovascular</text:p>
          </table:table-cell>
          <table:table-cell office:value-type="string">
            <text:p>Actress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82">
            <text:p>82</text:p>
          </table:table-cell>
          <table:table-cell office:value-type="string">
            <text:p>B</text:p>
          </table:table-cell>
          <table:table-cell table:formula="of:=[.G31]/([.F31]*[.F31])" office:value-type="float" office:value="21.484375">
            <text:p>21,48437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55">
            <text:p>55</text:p>
          </table:table-cell>
          <table:table-cell office:value-type="string">
            <text:p>Runny no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81">
            <text:p>81</text:p>
          </table:table-cell>
          <table:table-cell office:value-type="string">
            <text:p>B</text:p>
          </table:table-cell>
          <table:table-cell table:formula="of:=[.G32]/([.F32]*[.F32])" office:value-type="float" office:value="31.2213039485767">
            <text:p>31,2213039486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85">
            <text:p>85</text:p>
          </table:table-cell>
          <table:table-cell office:value-type="string">
            <text:p>Malignan tumor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formula="of:=[.G33]/([.F33]*[.F33])" office:value-type="float" office:value="19.3771626297578">
            <text:p>19,3771626298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Zalapiza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74">
            <text:p>74</text:p>
          </table:table-cell>
          <table:table-cell office:value-type="string">
            <text:p>A</text:p>
          </table:table-cell>
          <table:table-cell table:formula="of:=[.G34]/([.F34]*[.F34])" office:value-type="float" office:value="21.8775510204082">
            <text:p>21,8775510204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67">
            <text:p>67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Zaracovo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60">
            <text:p>60</text:p>
          </table:table-cell>
          <table:table-cell office:value-type="string">
            <text:p>A</text:p>
          </table:table-cell>
          <table:table-cell table:formula="of:=[.G35]/([.F35]*[.F35])" office:value-type="float" office:value="29.7210791037951">
            <text:p>29,7210791038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78">
            <text:p>78</text:p>
          </table:table-cell>
          <table:table-cell office:value-type="string">
            <text:p>Neural system disease</text:p>
          </table:table-cell>
          <table:table-cell office:value-type="string">
            <text:p>Manag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G36]/([.F36]*[.F36])" office:value-type="float" office:value="21.9713358572201">
            <text:p>21,9713358572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65">
            <text:p>65</text:p>
          </table:table-cell>
          <table:table-cell office:value-type="string">
            <text:p>Endocrine disease</text:p>
          </table:table-cell>
          <table:table-cell office:value-type="string">
            <text:p>Avocat</text:p>
          </table:table-cell>
          <table:table-cell office:value-type="string">
            <text:p>no</text:p>
          </table:table-cell>
          <table:table-cell office:value-type="string">
            <text:p>Septemvri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table:formula="of:=[.G37]/([.F37]*[.F37])" office:value-type="float" office:value="30.818540433925">
            <text:p>30,8185404339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75">
            <text:p>75</text:p>
          </table:table-cell>
          <table:table-cell office:value-type="string">
            <text:p>Malignan tumor</text:p>
          </table:table-cell>
          <table:table-cell office:value-type="string">
            <text:p>Polic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 table:number-columns-repeated="2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86">
            <text:p>86</text:p>
          </table:table-cell>
          <table:table-cell office:value-type="string">
            <text:p>B</text:p>
          </table:table-cell>
          <table:table-cell table:formula="of:=[.G38]/([.F38]*[.F38])" office:value-type="float" office:value="31.640625">
            <text:p>31,6406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49">
            <text:p>49</text:p>
          </table:table-cell>
          <table:table-cell office:value-type="string">
            <text:p>B</text:p>
          </table:table-cell>
          <table:table-cell table:formula="of:=[.G39]/([.F39]*[.F39])" office:value-type="float" office:value="24.9770431588613">
            <text:p>24,9770431589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68">
            <text:p>68</text:p>
          </table:table-cell>
          <table:table-cell office:value-type="string">
            <text:p>Digestive disease</text:p>
          </table:table-cell>
          <table:table-cell office:value-type="string">
            <text:p>Teach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62">
            <text:p>62</text:p>
          </table:table-cell>
          <table:table-cell office:value-type="string">
            <text:p>A</text:p>
          </table:table-cell>
          <table:table-cell table:formula="of:=[.G40]/([.F40]*[.F40])" office:value-type="float" office:value="22.4913494809689">
            <text:p>22,491349481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Teach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56">
            <text:p>56</text:p>
          </table:table-cell>
          <table:table-cell office:value-type="string">
            <text:p>A</text:p>
          </table:table-cell>
          <table:table-cell table:formula="of:=[.G41]/([.F41]*[.F41])" office:value-type="float" office:value="18.2857142857143">
            <text:p>18,2857142857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Teach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69">
            <text:p>69</text:p>
          </table:table-cell>
          <table:table-cell office:value-type="string">
            <text:p>A</text:p>
          </table:table-cell>
          <table:table-cell table:formula="of:=[.G42]/([.F42]*[.F42])" office:value-type="float" office:value="25.9106843468983">
            <text:p>25,9106843469</text:p>
          </table:table-cell>
          <table:table-cell office:value-type="string">
            <text:p>F</text:p>
          </table:table-cell>
          <table:table-cell office:value-type="float" office:value="1.62">
            <text:p>1,62</text:p>
          </table:table-cell>
          <table:table-cell office:value-type="float" office:value="68">
            <text:p>68</text:p>
          </table:table-cell>
          <table:table-cell office:value-type="string">
            <text:p>Digestive disease</text:p>
          </table:table-cell>
          <table:table-cell office:value-type="string">
            <text:p>Engine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59">
            <text:p>59</text:p>
          </table:table-cell>
          <table:table-cell office:value-type="string">
            <text:p>A</text:p>
          </table:table-cell>
          <table:table-cell table:formula="of:=[.G43]/([.F43]*[.F43])" office:value-type="float" office:value="24.8357634994392">
            <text:p>24,8357634994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Builder</text:p>
          </table:table-cell>
          <table:table-cell office:value-type="string">
            <text:p>no</text:p>
          </table:table-cell>
          <table:table-cell office:value-type="string">
            <text:p>Pazardik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68">
            <text:p>68</text:p>
          </table:table-cell>
          <table:table-cell office:value-type="string">
            <text:p>B</text:p>
          </table:table-cell>
          <table:table-cell table:formula="of:=[.G44]/([.F44]*[.F44])" office:value-type="float" office:value="32.8731097961867">
            <text:p>32,8731097962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G45]/([.F45]*[.F45])" office:value-type="float" office:value="26.171875">
            <text:p>26,1718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7">
            <text:p>67</text:p>
          </table:table-cell>
          <table:table-cell office:value-type="string">
            <text:p>Digestive disease</text:p>
          </table:table-cell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G46]/([.F46]*[.F46])" office:value-type="float" office:value="28.2828282828283">
            <text:p>28,2828282828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77">
            <text:p>77</text:p>
          </table:table-cell>
          <table:table-cell office:value-type="string">
            <text:p>Cardio- cerebrovascular</text:p>
          </table:table-cell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table:formula="of:=[.G47]/([.F47]*[.F47])" office:value-type="float" office:value="16.9753086419753">
            <text:p>16,975308642</text:p>
          </table:table-cell>
          <table:table-cell office:value-type="string">
            <text:p>M</text:p>
          </table:table-cell>
          <table:table-cell office:value-type="float" office:value="1.8">
            <text:p>1,8</text:p>
          </table:table-cell>
          <table:table-cell office:value-type="float" office:value="55">
            <text:p>55</text:p>
          </table:table-cell>
          <table:table-cell office:value-type="string">
            <text:p>Runny nose</text:p>
          </table:table-cell>
          <table:table-cell office:value-type="string">
            <text:p>Conducteu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53">
            <text:p>53</text:p>
          </table:table-cell>
          <table:table-cell office:value-type="string">
            <text:p>B</text:p>
          </table:table-cell>
          <table:table-cell table:formula="of:=[.G48]/([.F48]*[.F48])" office:value-type="float" office:value="34.9276791584484">
            <text:p>34,9276791584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Driv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49]/([.F49]*[.F49])" office:value-type="float" office:value="21.875">
            <text:p>21,87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Engine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table:formula="of:=[.G50]/([.F50]*[.F50])" office:value-type="float" office:value="24.6097337006428">
            <text:p>24,6097337006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67">
            <text:p>67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77">
            <text:p>77</text:p>
          </table:table-cell>
          <table:table-cell office:value-type="string">
            <text:p>A</text:p>
          </table:table-cell>
          <table:table-cell table:formula="of:=[.G51]/([.F51]*[.F51])" office:value-type="float" office:value="26.9896193771626">
            <text:p>26,9896193772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78">
            <text:p>78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68">
            <text:p>68</text:p>
          </table:table-cell>
          <table:table-cell office:value-type="string">
            <text:p>A</text:p>
          </table:table-cell>
          <table:table-cell table:formula="of:=[.G52]/([.F52]*[.F52])" office:value-type="float" office:value="21.2244897959184">
            <text:p>21,2244897959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53]/([.F53]*[.F53])" office:value-type="float" office:value="28.5779606767261">
            <text:p>28,5779606767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69">
            <text:p>69</text:p>
          </table:table-cell>
          <table:table-cell office:value-type="string">
            <text:p>AB</text:p>
          </table:table-cell>
          <table:table-cell table:formula="of:=[.G54]/([.F54]*[.F54])" office:value-type="float" office:value="32.4467232815254">
            <text:p>32,4467232815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81">
            <text:p>81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 table:number-columns-repeated="2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71">
            <text:p>71</text:p>
          </table:table-cell>
          <table:table-cell office:value-type="string">
            <text:p>A</text:p>
          </table:table-cell>
          <table:table-cell table:formula="of:=[.G55]/([.F55]*[.F55])" office:value-type="float" office:value="19.8685171658145">
            <text:p>19,8685171658</text:p>
          </table:table-cell>
          <table:table-cell office:value-type="string">
            <text:p>F</text:p>
          </table:table-cell>
          <table:table-cell office:value-type="float" office:value="1.85">
            <text:p>1,85</text:p>
          </table:table-cell>
          <table:table-cell office:value-type="float" office:value="68">
            <text:p>68</text:p>
          </table:table-cell>
          <table:table-cell office:value-type="string">
            <text:p>RespiratorySystem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Rosenovo</text:p>
          </table:table-cell>
          <table:table-cell office:value-type="string">
            <text:p>no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70">
            <text:p>70</text:p>
          </table:table-cell>
          <table:table-cell office:value-type="string">
            <text:p>A</text:p>
          </table:table-cell>
          <table:table-cell table:formula="of:=[.G56]/([.F56]*[.F56])" office:value-type="float" office:value="24.5243463470591">
            <text:p>24,5243463471</text:p>
          </table:table-cell>
          <table:table-cell office:value-type="string">
            <text:p>M</text:p>
          </table:table-cell>
          <table:table-cell office:value-type="float" office:value="1.59">
            <text:p>1,59</text:p>
          </table:table-cell>
          <table:table-cell office:value-type="float" office:value="62">
            <text:p>62</text:p>
          </table:table-cell>
          <table:table-cell office:value-type="string">
            <text:p>Cardio- cerebrovascular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G57]/([.F57]*[.F57])" office:value-type="float" office:value="28.0102237316621">
            <text:p>28,0102237317</text:p>
          </table:table-cell>
          <table:table-cell office:value-type="string">
            <text:p>F</text:p>
          </table:table-cell>
          <table:table-cell office:value-type="float" office:value="1.69">
            <text:p>1,69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Manag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82">
            <text:p>82</text:p>
          </table:table-cell>
          <table:table-cell office:value-type="string">
            <text:p>A</text:p>
          </table:table-cell>
          <table:table-cell table:formula="of:=[.G58]/([.F58]*[.F58])" office:value-type="float" office:value="22.6473769605192">
            <text:p>22,6473769605</text:p>
          </table:table-cell>
          <table:table-cell office:value-type="string">
            <text:p>M</text:p>
          </table:table-cell>
          <table:table-cell office:value-type="float" office:value="1.72">
            <text:p>1,72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81">
            <text:p>81</text:p>
          </table:table-cell>
          <table:table-cell office:value-type="string">
            <text:p>A</text:p>
          </table:table-cell>
          <table:table-cell table:formula="of:=[.G59]/([.F59]*[.F59])" office:value-type="float" office:value="27.9430976919727">
            <text:p>27,943097692</text:p>
          </table:table-cell>
          <table:table-cell office:value-type="string">
            <text:p>F</text:p>
          </table:table-cell>
          <table:table-cell office:value-type="float" office:value="1.66">
            <text:p>1,66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80">
            <text:p>80</text:p>
          </table:table-cell>
          <table:table-cell office:value-type="string">
            <text:p>B</text:p>
          </table:table-cell>
          <table:table-cell table:formula="of:=[.G60]/([.F60]*[.F60])" office:value-type="float" office:value="20.7156938086805">
            <text:p>20,7156938087</text:p>
          </table:table-cell>
          <table:table-cell office:value-type="string">
            <text:p>F</text:p>
          </table:table-cell>
          <table:table-cell office:value-type="float" office:value="1.73">
            <text:p>1,73</text:p>
          </table:table-cell>
          <table:table-cell office:value-type="float" office:value="62">
            <text:p>62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70">
            <text:p>70</text:p>
          </table:table-cell>
          <table:table-cell office:value-type="string">
            <text:p>AB</text:p>
          </table:table-cell>
          <table:table-cell table:formula="of:=[.G61]/([.F61]*[.F61])" office:value-type="float" office:value="23.6614386154678">
            <text:p>23,6614386155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63">
            <text:p>63</text:p>
          </table:table-cell>
          <table:table-cell office:value-type="string">
            <text:p>B</text:p>
          </table:table-cell>
          <table:table-cell table:formula="of:=[.G62]/([.F62]*[.F62])" office:value-type="float" office:value="25.4766600920447">
            <text:p>25,476660092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62">
            <text:p>62</text:p>
          </table:table-cell>
          <table:table-cell office:value-type="string">
            <text:p>Digestive disease</text:p>
          </table:table-cell>
          <table:table-cell office:value-type="string">
            <text:p>Project lead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G63]/([.F63]*[.F63])" office:value-type="float" office:value="31.25">
            <text:p>31,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81">
            <text:p>81</text:p>
          </table:table-cell>
          <table:table-cell office:value-type="string">
            <text:p>A</text:p>
          </table:table-cell>
          <table:table-cell table:formula="of:=[.G64]/([.F64]*[.F64])" office:value-type="float" office:value="22.0385674931129">
            <text:p>22,0385674931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60">
            <text:p>60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G65]/([.F65]*[.F65])" office:value-type="float" office:value="19.0311418685121">
            <text:p>19,0311418685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55">
            <text:p>55</text:p>
          </table:table-cell>
          <table:table-cell office:value-type="string">
            <text:p>RespiratorySystem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74">
            <text:p>74</text:p>
          </table:table-cell>
          <table:table-cell office:value-type="string">
            <text:p>B</text:p>
          </table:table-cell>
          <table:table-cell table:formula="of:=[.G66]/([.F66]*[.F66])" office:value-type="float" office:value="27.7551020408163">
            <text:p>27,7551020408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85">
            <text:p>85</text:p>
          </table:table-cell>
          <table:table-cell office:value-type="string">
            <text:p>Cardio- cerebrovascular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60">
            <text:p>60</text:p>
          </table:table-cell>
          <table:table-cell office:value-type="string">
            <text:p>B</text:p>
          </table:table-cell>
          <table:table-cell table:formula="of:=[.G67]/([.F67]*[.F67])" office:value-type="float" office:value="21.3382106386222">
            <text:p>21,3382106386</text:p>
          </table:table-cell>
          <table:table-cell office:value-type="string">
            <text:p>F</text:p>
          </table:table-cell>
          <table:table-cell office:value-type="float" office:value="1.62">
            <text:p>1,62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Build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55">
            <text:p>55</text:p>
          </table:table-cell>
          <table:table-cell office:value-type="string">
            <text:p>A</text:p>
          </table:table-cell>
          <table:table-cell table:formula="of:=[.G68]/([.F68]*[.F68])" office:value-type="float" office:value="26.8386476526198">
            <text:p>26,8386476526</text:p>
          </table:table-cell>
          <table:table-cell office:value-type="string">
            <text:p>F</text:p>
          </table:table-cell>
          <table:table-cell office:value-type="float" office:value="1.58">
            <text:p>1,58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Avocat</text:p>
          </table:table-cell>
          <table:table-cell office:value-type="string">
            <text:p>no</text:p>
          </table:table-cell>
          <table:table-cell office:value-type="string">
            <text:p>Pesnopoi</text:p>
          </table:table-cell>
          <table:table-cell office:value-type="string">
            <text:p>yes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table:formula="of:=[.G69]/([.F69]*[.F69])" office:value-type="float" office:value="32.0512820512821">
            <text:p>32,0512820513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78">
            <text:p>78</text:p>
          </table:table-cell>
          <table:table-cell office:value-type="string">
            <text:p>Digestive disease</text:p>
          </table:table-cell>
          <table:table-cell office:value-type="string">
            <text:p>Police</text:p>
          </table:table-cell>
          <table:table-cell office:value-type="string">
            <text:p>no</text:p>
          </table:table-cell>
          <table:table-cell office:value-type="string">
            <text:p>Ognqnovo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86">
            <text:p>86</text:p>
          </table:table-cell>
          <table:table-cell office:value-type="string">
            <text:p>A</text:p>
          </table:table-cell>
          <table:table-cell table:formula="of:=[.G70]/([.F70]*[.F70])" office:value-type="float" office:value="25.390625">
            <text:p>25,3906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5">
            <text:p>6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table:formula="of:=[.G71]/([.F71]*[.F71])" office:value-type="float" office:value="27.5482093663912">
            <text:p>27,5482093664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75">
            <text:p>75</text:p>
          </table:table-cell>
          <table:table-cell office:value-type="string">
            <text:p>Digestive disease</text:p>
          </table:table-cell>
          <table:table-cell office:value-type="string">
            <text:p>Cleaner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G72]/([.F72]*[.F72])" office:value-type="float" office:value="27.0640515887601">
            <text:p>27,0640515888</text:p>
          </table:table-cell>
          <table:table-cell office:value-type="string">
            <text:p>F</text:p>
          </table:table-cell>
          <table:table-cell office:value-type="float" office:value="1.73">
            <text:p>1,73</text:p>
          </table:table-cell>
          <table:table-cell office:value-type="float" office:value="81">
            <text:p>81</text:p>
          </table:table-cell>
          <table:table-cell office:value-type="string">
            <text:p>RespiratorySystemDisease</text:p>
          </table:table-cell>
          <table:table-cell/>
          <table:table-cell office:value-type="string">
            <text:p>no</text:p>
          </table:table-cell>
          <table:table-cell office:value-type="string">
            <text:p>Parvomai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56">
            <text:p>56</text:p>
          </table:table-cell>
          <table:table-cell office:value-type="string">
            <text:p>A</text:p>
          </table:table-cell>
          <table:table-cell table:formula="of:=[.G73]/([.F73]*[.F73])" office:value-type="float" office:value="22.9853975121687">
            <text:p>22,9853975122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68">
            <text:p>68</text:p>
          </table:table-cell>
          <table:table-cell office:value-type="string">
            <text:p>Cardio- cerebrovascular</text:p>
          </table:table-cell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Kichevo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69">
            <text:p>69</text:p>
          </table:table-cell>
          <table:table-cell office:value-type="string">
            <text:p>B</text:p>
          </table:table-cell>
          <table:table-cell table:formula="of:=[.G74]/([.F74]*[.F74])" office:value-type="float" office:value="26.7094017094017">
            <text:p>26,7094017094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59">
            <text:p>59</text:p>
          </table:table-cell>
          <table:table-cell office:value-type="string">
            <text:p>AB</text:p>
          </table:table-cell>
          <table:table-cell table:formula="of:=[.G75]/([.F75]*[.F75])" office:value-type="float" office:value="21.875">
            <text:p>21,8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Buld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68">
            <text:p>68</text:p>
          </table:table-cell>
          <table:table-cell office:value-type="string">
            <text:p>AB</text:p>
          </table:table-cell>
          <table:table-cell table:formula="of:=[.G76]/([.F76]*[.F76])" office:value-type="float" office:value="24.9770431588613">
            <text:p>24,9770431589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68">
            <text:p>68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48">
            <text:p>48</text:p>
          </table:table-cell>
          <table:table-cell office:value-type="string">
            <text:p>A</text:p>
          </table:table-cell>
          <table:table-cell table:formula="of:=[.G77]/([.F77]*[.F77])" office:value-type="float" office:value="21.4532871972318">
            <text:p>21,4532871972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62">
            <text:p>62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44">
            <text:p>44</text:p>
          </table:table-cell>
          <table:table-cell office:value-type="string">
            <text:p>A</text:p>
          </table:table-cell>
          <table:table-cell table:formula="of:=[.G78]/([.F78]*[.F78])" office:value-type="float" office:value="26.1224489795918">
            <text:p>26,1224489796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Waitress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G79]/([.F79]*[.F79])" office:value-type="float" office:value="25.5296448712087">
            <text:p>25,5296448712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Builder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53">
            <text:p>53</text:p>
          </table:table-cell>
          <table:table-cell office:value-type="string">
            <text:p>A</text:p>
          </table:table-cell>
          <table:table-cell table:formula="of:=[.G80]/([.F80]*[.F80])" office:value-type="float" office:value="26.0275824770146">
            <text:p>26,027582477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77">
            <text:p>77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Razo Konare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65">
            <text:p>65</text:p>
          </table:table-cell>
          <table:table-cell office:value-type="string">
            <text:p>AB</text:p>
          </table:table-cell>
          <table:table-cell table:formula="of:=[.G81]/([.F81]*[.F81])" office:value-type="float" office:value="22.6002629848784">
            <text:p>22,6002629849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55">
            <text:p>5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Belozem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table:formula="of:=[.G82]/([.F82]*[.F82])" office:value-type="float" office:value="33.203125">
            <text:p>33,2031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77">
            <text:p>77</text:p>
          </table:table-cell>
          <table:table-cell office:value-type="string">
            <text:p>A</text:p>
          </table:table-cell>
          <table:table-cell table:formula="of:=[.G83]/([.F83]*[.F83])" office:value-type="float" office:value="20.5693296602388">
            <text:p>20,5693296602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Vasil Levski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formula="of:=[.G84]/([.F84]*[.F84])" office:value-type="float" office:value="23.1833910034602">
            <text:p>23,1833910035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Dimitrovgrad</text:p>
          </table:table-cell>
          <table:table-cell office:value-type="string">
            <text:p>no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85]/([.F85]*[.F85])" office:value-type="float" office:value="25.469387755102">
            <text:p>25,4693877551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stress,Cough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69">
            <text:p>69</text:p>
          </table:table-cell>
          <table:table-cell office:value-type="string">
            <text:p>A</text:p>
          </table:table-cell>
          <table:table-cell table:formula="of:=[.G86]/([.F86]*[.F86])" office:value-type="float" office:value="24.7675659198293">
            <text:p>24,7675659198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65">
            <text:p>6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 table:number-columns-repeated="2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71">
            <text:p>71</text:p>
          </table:table-cell>
          <table:table-cell office:value-type="string">
            <text:p>B</text:p>
          </table:table-cell>
          <table:table-cell table:formula="of:=[.G87]/([.F87]*[.F87])" office:value-type="float" office:value="30.0432622977087">
            <text:p>30,0432622977</text:p>
          </table:table-cell>
          <table:table-cell office:value-type="string">
            <text:p>F</text:p>
          </table:table-cell>
          <table:table-cell office:value-type="float" office:value="1.58">
            <text:p>1,58</text:p>
          </table:table-cell>
          <table:table-cell office:value-type="float" office:value="75">
            <text:p>7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70">
            <text:p>70</text:p>
          </table:table-cell>
          <table:table-cell office:value-type="string">
            <text:p>AB</text:p>
          </table:table-cell>
          <table:table-cell table:formula="of:=[.G88]/([.F88]*[.F88])" office:value-type="float" office:value="33.2840236686391">
            <text:p>33,2840236686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63">
            <text:p>63</text:p>
          </table:table-cell>
          <table:table-cell office:value-type="string">
            <text:p>B</text:p>
          </table:table-cell>
          <table:table-cell table:formula="of:=[.G89]/([.F89]*[.F89])" office:value-type="float" office:value="26.5625">
            <text:p>26,56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Gorna Mahala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G90]/([.F90]*[.F90])" office:value-type="float" office:value="25.7116620752984">
            <text:p>25,7116620753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81">
            <text:p>81</text:p>
          </table:table-cell>
          <table:table-cell office:value-type="string">
            <text:p>A</text:p>
          </table:table-cell>
          <table:table-cell table:formula="of:=[.G91]/([.F91]*[.F91])" office:value-type="float" office:value="23.5294117647059">
            <text:p>23,5294117647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68">
            <text:p>68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formula="of:=[.G92]/([.F92]*[.F92])" office:value-type="float" office:value="21.2244897959184">
            <text:p>21,2244897959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G93]/([.F93]*[.F93])" office:value-type="float" office:value="21.3382106386222">
            <text:p>21,3382106386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56">
            <text:p>56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7">
            <text:p>47</text:p>
          </table:table-cell>
          <table:table-cell office:value-type="string">
            <text:p>A</text:p>
          </table:table-cell>
          <table:table-cell table:formula="of:=[.G94]/([.F94]*[.F94])" office:value-type="float" office:value="26.4380708219837">
            <text:p>26,438070822</text:p>
          </table:table-cell>
          <table:table-cell office:value-type="string">
            <text:p>F</text:p>
          </table:table-cell>
          <table:table-cell office:value-type="float" office:value="1.58">
            <text:p>1,58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Cleaner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90">
            <text:p>90</text:p>
          </table:table-cell>
          <table:table-cell office:value-type="string">
            <text:p>A</text:p>
          </table:table-cell>
          <table:table-cell table:formula="of:=[.G95]/([.F95]*[.F95])" office:value-type="float" office:value="18.1154127100073">
            <text:p>18,11541271</text:p>
          </table:table-cell>
          <table:table-cell office:value-type="string">
            <text:p>F</text:p>
          </table:table-cell>
          <table:table-cell office:value-type="float" office:value="1.85">
            <text:p>1,85</text:p>
          </table:table-cell>
          <table:table-cell office:value-type="float" office:value="62">
            <text:p>62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55">
            <text:p>55</text:p>
          </table:table-cell>
          <table:table-cell office:value-type="string">
            <text:p>A</text:p>
          </table:table-cell>
          <table:table-cell table:formula="of:=[.G96]/([.F96]*[.F96])" office:value-type="float" office:value="31.644317867173">
            <text:p>31,6443178672</text:p>
          </table:table-cell>
          <table:table-cell office:value-type="string">
            <text:p>F</text:p>
          </table:table-cell>
          <table:table-cell office:value-type="float" office:value="1.59">
            <text:p>1,59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Porduction manager</text:p>
          </table:table-cell>
          <table:table-cell office:value-type="string">
            <text:p>no</text:p>
          </table:table-cell>
          <table:table-cell office:value-type="string">
            <text:p>Razo Konare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G97]/([.F97]*[.F97])" office:value-type="float" office:value="21.0076677987465">
            <text:p>21,0076677987</text:p>
          </table:table-cell>
          <table:table-cell office:value-type="string">
            <text:p>F</text:p>
          </table:table-cell>
          <table:table-cell office:value-type="float" office:value="1.69">
            <text:p>1,69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Belozem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formula="of:=[.G98]/([.F98]*[.F98])" office:value-type="float" office:value="18.5911303407247">
            <text:p>18,5911303407</text:p>
          </table:table-cell>
          <table:table-cell office:value-type="string">
            <text:p>M</text:p>
          </table:table-cell>
          <table:table-cell office:value-type="float" office:value="1.72">
            <text:p>1,72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49">
            <text:p>49</text:p>
          </table:table-cell>
          <table:table-cell office:value-type="string">
            <text:p>B</text:p>
          </table:table-cell>
          <table:table-cell table:formula="of:=[.G99]/([.F99]*[.F99])" office:value-type="float" office:value="30.8462766729569">
            <text:p>30,846276673</text:p>
          </table:table-cell>
          <table:table-cell office:value-type="string">
            <text:p>M</text:p>
          </table:table-cell>
          <table:table-cell office:value-type="float" office:value="1.66">
            <text:p>1,66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Waitress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62">
            <text:p>62</text:p>
          </table:table-cell>
          <table:table-cell office:value-type="string">
            <text:p>B</text:p>
          </table:table-cell>
          <table:table-cell table:formula="of:=[.G100]/([.F100]*[.F100])" office:value-type="float" office:value="18.7109492465502">
            <text:p>18,7109492466</text:p>
          </table:table-cell>
          <table:table-cell office:value-type="string">
            <text:p>M</text:p>
          </table:table-cell>
          <table:table-cell office:value-type="float" office:value="1.73">
            <text:p>1,73</text:p>
          </table:table-cell>
          <table:table-cell office:value-type="float" office:value="56">
            <text:p>56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56">
            <text:p>56</text:p>
          </table:table-cell>
          <table:table-cell office:value-type="string">
            <text:p>A</text:p>
          </table:table-cell>
          <table:table-cell table:formula="of:=[.G101]/([.F101]*[.F101])" office:value-type="float" office:value="22.6473769605192">
            <text:p>22,6473769605</text:p>
          </table:table-cell>
          <table:table-cell office:value-type="string">
            <text:p>M</text:p>
          </table:table-cell>
          <table:table-cell office:value-type="float" office:value="1.72">
            <text:p>1,72</text:p>
          </table:table-cell>
          <table:table-cell office:value-type="float" office:value="67">
            <text:p>67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Zalapiza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69">
            <text:p>69</text:p>
          </table:table-cell>
          <table:table-cell office:value-type="string">
            <text:p>A</text:p>
          </table:table-cell>
          <table:table-cell table:formula="of:=[.G102]/([.F102]*[.F102])" office:value-type="float" office:value="32.0512820512821">
            <text:p>32,0512820513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Zaracovo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59">
            <text:p>59</text:p>
          </table:table-cell>
          <table:table-cell office:value-type="string">
            <text:p>A</text:p>
          </table:table-cell>
          <table:table-cell table:formula="of:=[.G103]/([.F103]*[.F103])" office:value-type="float" office:value="25.390625">
            <text:p>25,39062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lean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68">
            <text:p>68</text:p>
          </table:table-cell>
          <table:table-cell office:value-type="string">
            <text:p>A</text:p>
          </table:table-cell>
          <table:table-cell table:formula="of:=[.G104]/([.F104]*[.F104])" office:value-type="float" office:value="27.5482093663912">
            <text:p>27,5482093664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75">
            <text:p>7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Septemvri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G105]/([.F105]*[.F105])" office:value-type="float" office:value="28.0276816608996">
            <text:p>28,0276816609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Engine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44">
            <text:p>44</text:p>
          </table:table-cell>
          <table:table-cell office:value-type="string">
            <text:p>B</text:p>
          </table:table-cell>
          <table:table-cell table:formula="of:=[.G106]/([.F106]*[.F106])" office:value-type="float" office:value="22.2040816326531">
            <text:p>22,2040816327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Build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46">
            <text:p>46</text:p>
          </table:table-cell>
          <table:table-cell office:value-type="string">
            <text:p>B</text:p>
          </table:table-cell>
          <table:table-cell table:formula="of:=[.G107]/([.F107]*[.F107])" office:value-type="float" office:value="24.7675659198293">
            <text:p>24,7675659198</text:p>
          </table:table-cell>
          <table:table-cell office:value-type="string">
            <text:p>F</text:p>
          </table:table-cell>
          <table:table-cell office:value-type="float" office:value="1.62">
            <text:p>1,62</text:p>
          </table:table-cell>
          <table:table-cell office:value-type="float" office:value="65">
            <text:p>65</text:p>
          </table:table-cell>
          <table:table-cell office:value-type="string">
            <text:p>Digestive disease</text:p>
          </table:table-cell>
          <table:table-cell office:value-type="string">
            <text:p>Polic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Accute respiratory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53">
            <text:p>53</text:p>
          </table:table-cell>
          <table:table-cell office:value-type="string">
            <text:p>A</text:p>
          </table:table-cell>
          <table:table-cell table:formula="of:=[.G108]/([.F108]*[.F108])" office:value-type="float" office:value="22.4323025156225">
            <text:p>22,4323025156</text:p>
          </table:table-cell>
          <table:table-cell office:value-type="string">
            <text:p>F</text:p>
          </table:table-cell>
          <table:table-cell office:value-type="float" office:value="1.58">
            <text:p>1,58</text:p>
          </table:table-cell>
          <table:table-cell office:value-type="float" office:value="56">
            <text:p>56</text:p>
          </table:table-cell>
          <table:table-cell office:value-type="string">
            <text:p>Runny nose</text:p>
          </table:table-cell>
          <table:table-cell office:value-type="string">
            <text:p>Hair stylist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109]/([.F109]*[.F109])" office:value-type="float" office:value="27.9421433267587">
            <text:p>27,9421433268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68">
            <text:p>68</text:p>
          </table:table-cell>
          <table:table-cell office:value-type="string">
            <text:p>Malignan tumor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table:formula="of:=[.G110]/([.F110]*[.F110])" office:value-type="float" office:value="24.21875">
            <text:p>24,218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2">
            <text:p>62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G111]/([.F111]*[.F111])" office:value-type="float" office:value="29.3847566574839">
            <text:p>29,3847566575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80">
            <text:p>80</text:p>
          </table:table-cell>
          <table:table-cell office:value-type="string">
            <text:p>Neural system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azardik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68">
            <text:p>68</text:p>
          </table:table-cell>
          <table:table-cell office:value-type="string">
            <text:p>A</text:p>
          </table:table-cell>
          <table:table-cell table:formula="of:=[.G112]/([.F112]*[.F112])" office:value-type="float" office:value="26.171875">
            <text:p>26,17187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7">
            <text:p>67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65">
            <text:p>65</text:p>
          </table:table-cell>
          <table:table-cell office:value-type="string">
            <text:p>B</text:p>
          </table:table-cell>
          <table:table-cell table:formula="of:=[.G113]/([.F113]*[.F113])" office:value-type="float" office:value="28.2828282828283">
            <text:p>28,2828282828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77">
            <text:p>77</text:p>
          </table:table-cell>
          <table:table-cell office:value-type="string">
            <text:p>Runny no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69">
            <text:p>69</text:p>
          </table:table-cell>
          <table:table-cell office:value-type="string">
            <text:p>B</text:p>
          </table:table-cell>
          <table:table-cell table:formula="of:=[.G114]/([.F114]*[.F114])" office:value-type="float" office:value="21.4532871972318">
            <text:p>21,4532871972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71">
            <text:p>71</text:p>
          </table:table-cell>
          <table:table-cell office:value-type="string">
            <text:p>A</text:p>
          </table:table-cell>
          <table:table-cell table:formula="of:=[.G115]/([.F115]*[.F115])" office:value-type="float" office:value="22.8571428571429">
            <text:p>22,8571428571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70">
            <text:p>70</text:p>
          </table:table-cell>
          <table:table-cell office:value-type="string">
            <text:p>A</text:p>
          </table:table-cell>
          <table:table-cell table:formula="of:=[.G116]/([.F116]*[.F116])" office:value-type="float" office:value="23.6244474927602">
            <text:p>23,6244474928</text:p>
          </table:table-cell>
          <table:table-cell office:value-type="string">
            <text:p>F</text:p>
          </table:table-cell>
          <table:table-cell office:value-type="float" office:value="1.62">
            <text:p>1,62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stress,Cough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table:formula="of:=[.G117]/([.F117]*[.F117])" office:value-type="float" office:value="32.0461464508893">
            <text:p>32,0461464509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Edito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82">
            <text:p>82</text:p>
          </table:table-cell>
          <table:table-cell office:value-type="string">
            <text:p>A</text:p>
          </table:table-cell>
          <table:table-cell table:formula="of:=[.G118]/([.F118]*[.F118])" office:value-type="float" office:value="24.65483234714">
            <text:p>24,6548323471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yspnea,Fever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81">
            <text:p>81</text:p>
          </table:table-cell>
          <table:table-cell office:value-type="string">
            <text:p>B</text:p>
          </table:table-cell>
          <table:table-cell table:formula="of:=[.G119]/([.F119]*[.F119])" office:value-type="float" office:value="21.484375">
            <text:p>21,4843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55">
            <text:p>5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G120]/([.F120]*[.F120])" office:value-type="float" office:value="31.2213039485767">
            <text:p>31,2213039486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G121]/([.F121]*[.F121])" office:value-type="float" office:value="18.7109492465502">
            <text:p>18,7109492466</text:p>
          </table:table-cell>
          <table:table-cell office:value-type="string">
            <text:p>M</text:p>
          </table:table-cell>
          <table:table-cell office:value-type="float" office:value="1.73">
            <text:p>1,73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table:formula="of:=[.G122]/([.F122]*[.F122])" office:value-type="float" office:value="22.6473769605192">
            <text:p>22,6473769605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Waitress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82">
            <text:p>82</text:p>
          </table:table-cell>
          <table:table-cell office:value-type="string">
            <text:p>B</text:p>
          </table:table-cell>
          <table:table-cell table:formula="of:=[.G123]/([.F123]*[.F123])" office:value-type="float" office:value="32.0512820512821">
            <text:p>32,0512820513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78">
            <text:p>78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81">
            <text:p>81</text:p>
          </table:table-cell>
          <table:table-cell office:value-type="string">
            <text:p>A</text:p>
          </table:table-cell>
          <table:table-cell table:formula="of:=[.G124]/([.F124]*[.F124])" office:value-type="float" office:value="25.390625">
            <text:p>25,3906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5">
            <text:p>6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formula="of:=[.G125]/([.F125]*[.F125])" office:value-type="float" office:value="27.5482093663912">
            <text:p>27,5482093664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Razo Konare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74">
            <text:p>74</text:p>
          </table:table-cell>
          <table:table-cell office:value-type="string">
            <text:p>A</text:p>
          </table:table-cell>
          <table:table-cell table:formula="of:=[.G126]/([.F126]*[.F126])" office:value-type="float" office:value="28.0276816608996">
            <text:p>28,0276816609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81">
            <text:p>81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Belozem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60">
            <text:p>60</text:p>
          </table:table-cell>
          <table:table-cell office:value-type="string">
            <text:p>A</text:p>
          </table:table-cell>
          <table:table-cell table:formula="of:=[.G127]/([.F127]*[.F127])" office:value-type="float" office:value="22.2040816326531">
            <text:p>22,2040816327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55">
            <text:p>55</text:p>
          </table:table-cell>
          <table:table-cell office:value-type="string">
            <text:p>A</text:p>
          </table:table-cell>
          <table:table-cell table:formula="of:=[.G128]/([.F128]*[.F128])" office:value-type="float" office:value="24.7675659198293">
            <text:p>24,7675659198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Vasil Levski</text:p>
          </table:table-cell>
          <table:table-cell office:value-type="string">
            <text:p>yes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table:formula="of:=[.G129]/([.F129]*[.F129])" office:value-type="float" office:value="18.9291508923743">
            <text:p>18,9291508924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Dimitrovgrad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86">
            <text:p>86</text:p>
          </table:table-cell>
          <table:table-cell office:value-type="string">
            <text:p>A</text:p>
          </table:table-cell>
          <table:table-cell table:formula="of:=[.G130]/([.F130]*[.F130])" office:value-type="float" office:value="27.9421433267587">
            <text:p>27,9421433268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 table:number-columns-repeated="2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table:formula="of:=[.G131]/([.F131]*[.F131])" office:value-type="float" office:value="24.21875">
            <text:p>24,218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Engine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62">
            <text:p>62</text:p>
          </table:table-cell>
          <table:table-cell office:value-type="string">
            <text:p>A</text:p>
          </table:table-cell>
          <table:table-cell table:formula="of:=[.G132]/([.F132]*[.F132])" office:value-type="float" office:value="29.3847566574839">
            <text:p>29,3847566575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riv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56">
            <text:p>56</text:p>
          </table:table-cell>
          <table:table-cell office:value-type="string">
            <text:p>A</text:p>
          </table:table-cell>
          <table:table-cell table:formula="of:=[.G133]/([.F133]*[.F133])" office:value-type="float" office:value="23.1833910034602">
            <text:p>23,1833910035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67">
            <text:p>67</text:p>
          </table:table-cell>
          <table:table-cell office:value-type="string">
            <text:p>Runny nose</text:p>
          </table:table-cell>
          <table:table-cell office:value-type="string">
            <text:p>Manag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G134]/([.F134]*[.F134])" office:value-type="float" office:value="25.1428571428571">
            <text:p>25,1428571429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Gorna Mahala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59">
            <text:p>59</text:p>
          </table:table-cell>
          <table:table-cell office:value-type="string">
            <text:p>AB</text:p>
          </table:table-cell>
          <table:table-cell table:formula="of:=[.G135]/([.F135]*[.F135])" office:value-type="float" office:value="20.9571711629325">
            <text:p>20,9571711629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Office manag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68">
            <text:p>68</text:p>
          </table:table-cell>
          <table:table-cell office:value-type="string">
            <text:p>B</text:p>
          </table:table-cell>
          <table:table-cell table:formula="of:=[.G136]/([.F136]*[.F136])" office:value-type="float" office:value="34.0490306040699">
            <text:p>34,0490306041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85">
            <text:p>85</text:p>
          </table:table-cell>
          <table:table-cell office:value-type="string">
            <text:p>Neural system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G137]/([.F137]*[.F137])" office:value-type="float" office:value="23.0111768573307">
            <text:p>23,0111768573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56">
            <text:p>56</text:p>
          </table:table-cell>
          <table:table-cell office:value-type="string">
            <text:p>Endocrin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44">
            <text:p>44</text:p>
          </table:table-cell>
          <table:table-cell office:value-type="string">
            <text:p>A</text:p>
          </table:table-cell>
          <table:table-cell table:formula="of:=[.G138]/([.F138]*[.F138])" office:value-type="float" office:value="26.171875">
            <text:p>26,1718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table:formula="of:=[.G139]/([.F139]*[.F139])" office:value-type="float" office:value="28.6501377410468">
            <text:p>28,650137741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Conducteur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G140]/([.F140]*[.F140])" office:value-type="float" office:value="20.0617283950617">
            <text:p>20,0617283951</text:p>
          </table:table-cell>
          <table:table-cell office:value-type="string">
            <text:p>M</text:p>
          </table:table-cell>
          <table:table-cell office:value-type="float" office:value="1.8">
            <text:p>1,8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Office worker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141]/([.F141]*[.F141])" office:value-type="float" office:value="30.818540433925">
            <text:p>30,8185404339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75">
            <text:p>7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table:formula="of:=[.G142]/([.F142]*[.F142])" office:value-type="float" office:value="31.640625">
            <text:p>31,64062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77">
            <text:p>77</text:p>
          </table:table-cell>
          <table:table-cell office:value-type="string">
            <text:p>A</text:p>
          </table:table-cell>
          <table:table-cell table:formula="of:=[.G143]/([.F143]*[.F143])" office:value-type="float" office:value="24.9770431588613">
            <text:p>24,9770431589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68">
            <text:p>68</text:p>
          </table:table-cell>
          <table:table-cell office:value-type="string">
            <text:p>Malignan tumor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formula="of:=[.G144]/([.F144]*[.F144])" office:value-type="float" office:value="21.4532871972318">
            <text:p>21,4532871972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62">
            <text:p>62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G145]/([.F145]*[.F145])" office:value-type="float" office:value="26.1224489795918">
            <text:p>26,1224489796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69">
            <text:p>69</text:p>
          </table:table-cell>
          <table:table-cell office:value-type="string">
            <text:p>B</text:p>
          </table:table-cell>
          <table:table-cell table:formula="of:=[.G146]/([.F146]*[.F146])" office:value-type="float" office:value="25.5296448712087">
            <text:p>25,5296448712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71">
            <text:p>71</text:p>
          </table:table-cell>
          <table:table-cell office:value-type="string">
            <text:p>B</text:p>
          </table:table-cell>
          <table:table-cell table:formula="of:=[.G147]/([.F147]*[.F147])" office:value-type="float" office:value="30.8444159589809">
            <text:p>30,844415959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70">
            <text:p>70</text:p>
          </table:table-cell>
          <table:table-cell office:value-type="string">
            <text:p>AB</text:p>
          </table:table-cell>
          <table:table-cell table:formula="of:=[.G148]/([.F148]*[.F148])" office:value-type="float" office:value="18.1154127100073">
            <text:p>18,11541271</text:p>
          </table:table-cell>
          <table:table-cell office:value-type="string">
            <text:p>M</text:p>
          </table:table-cell>
          <table:table-cell office:value-type="float" office:value="1.85">
            <text:p>1,85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table:formula="of:=[.G149]/([.F149]*[.F149])" office:value-type="float" office:value="27.6887781337764">
            <text:p>27,6887781338</text:p>
          </table:table-cell>
          <table:table-cell office:value-type="string">
            <text:p>M</text:p>
          </table:table-cell>
          <table:table-cell office:value-type="float" office:value="1.59">
            <text:p>1,59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Engine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Organ failure</text:p>
          </table:table-cell>
          <table:table-cell table:number-columns-repeated="2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82">
            <text:p>82</text:p>
          </table:table-cell>
          <table:table-cell office:value-type="string">
            <text:p>A</text:p>
          </table:table-cell>
          <table:table-cell table:formula="of:=[.G150]/([.F150]*[.F150])" office:value-type="float" office:value="21.7079233920381">
            <text:p>21,707923392</text:p>
          </table:table-cell>
          <table:table-cell office:value-type="string">
            <text:p>M</text:p>
          </table:table-cell>
          <table:table-cell office:value-type="float" office:value="1.69">
            <text:p>1,69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81">
            <text:p>81</text:p>
          </table:table-cell>
          <table:table-cell office:value-type="string">
            <text:p>A</text:p>
          </table:table-cell>
          <table:table-cell table:formula="of:=[.G151]/([.F151]*[.F151])" office:value-type="float" office:value="27.0416441319632">
            <text:p>27,041644132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G152]/([.F152]*[.F152])" office:value-type="float" office:value="24.3141239657425">
            <text:p>24,3141239657</text:p>
          </table:table-cell>
          <table:table-cell office:value-type="string">
            <text:p>F</text:p>
          </table:table-cell>
          <table:table-cell office:value-type="float" office:value="1.66">
            <text:p>1,66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77">
            <text:p>77</text:p>
          </table:table-cell>
          <table:table-cell office:value-type="string">
            <text:p>B</text:p>
          </table:table-cell>
          <table:table-cell table:formula="of:=[.G153]/([.F153]*[.F153])" office:value-type="float" office:value="26.0616793076949">
            <text:p>26,0616793077</text:p>
          </table:table-cell>
          <table:table-cell office:value-type="string">
            <text:p>M</text:p>
          </table:table-cell>
          <table:table-cell office:value-type="float" office:value="1.73">
            <text:p>1,73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Razo Konare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47">
            <text:p>47</text:p>
          </table:table-cell>
          <table:table-cell office:value-type="string">
            <text:p>B</text:p>
          </table:table-cell>
          <table:table-cell table:formula="of:=[.G154]/([.F154]*[.F154])" office:value-type="float" office:value="21.9713358572201">
            <text:p>21,9713358572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arpenter</text:p>
          </table:table-cell>
          <table:table-cell office:value-type="string">
            <text:p>no</text:p>
          </table:table-cell>
          <table:table-cell office:value-type="string">
            <text:p>Belozem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table:formula="of:=[.G155]/([.F155]*[.F155])" office:value-type="float" office:value="30.818540433925">
            <text:p>30,8185404339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75">
            <text:p>75</text:p>
          </table:table-cell>
          <table:table-cell office:value-type="string">
            <text:p>Digestive disease</text:p>
          </table:table-cell>
          <table:table-cell office:value-type="string">
            <text:p>Opera 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 table:formula="of:=[.G156]/([.F156]*[.F156])" office:value-type="float" office:value="31.640625">
            <text:p>31,64062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Vasil Levski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39">
            <text:p>39</text:p>
          </table:table-cell>
          <table:table-cell office:value-type="string">
            <text:p>A</text:p>
          </table:table-cell>
          <table:table-cell table:formula="of:=[.G157]/([.F157]*[.F157])" office:value-type="float" office:value="24.9770431588613">
            <text:p>24,9770431589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Driver</text:p>
          </table:table-cell>
          <table:table-cell office:value-type="string">
            <text:p>no</text:p>
          </table:table-cell>
          <table:table-cell office:value-type="string">
            <text:p>Dimitrovgrad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G158]/([.F158]*[.F158])" office:value-type="float" office:value="22.4913494809689">
            <text:p>22,491349481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65">
            <text:p>6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78">
            <text:p>78</text:p>
          </table:table-cell>
          <table:table-cell office:value-type="string">
            <text:p>A</text:p>
          </table:table-cell>
          <table:table-cell table:formula="of:=[.G159]/([.F159]*[.F159])" office:value-type="float" office:value="18.2857142857143">
            <text:p>18,2857142857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90">
            <text:p>90</text:p>
          </table:table-cell>
          <table:table-cell office:value-type="string">
            <text:p>B</text:p>
          </table:table-cell>
          <table:table-cell table:formula="of:=[.G160]/([.F160]*[.F160])" office:value-type="float" office:value="25.9106843468983">
            <text:p>25,9106843469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50">
            <text:p>50</text:p>
          </table:table-cell>
          <table:table-cell office:value-type="string">
            <text:p>B</text:p>
          </table:table-cell>
          <table:table-cell table:formula="of:=[.G161]/([.F161]*[.F161])" office:value-type="float" office:value="24.8357634994392">
            <text:p>24,8357634994</text:p>
          </table:table-cell>
          <table:table-cell office:value-type="string">
            <text:p>F</text:p>
          </table:table-cell>
          <table:table-cell office:value-type="float" office:value="1.58">
            <text:p>1,58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47">
            <text:p>47</text:p>
          </table:table-cell>
          <table:table-cell office:value-type="string">
            <text:p>A</text:p>
          </table:table-cell>
          <table:table-cell table:formula="of:=[.G162]/([.F162]*[.F162])" office:value-type="float" office:value="32.8731097961867">
            <text:p>32,8731097962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Gorna Mahala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76">
            <text:p>76</text:p>
          </table:table-cell>
          <table:table-cell office:value-type="string">
            <text:p>A</text:p>
          </table:table-cell>
          <table:table-cell table:formula="of:=[.G163]/([.F163]*[.F163])" office:value-type="float" office:value="26.171875">
            <text:p>26,1718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7">
            <text:p>67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table:formula="of:=[.G164]/([.F164]*[.F164])" office:value-type="float" office:value="28.2828282828283">
            <text:p>28,2828282828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77">
            <text:p>77</text:p>
          </table:table-cell>
          <table:table-cell office:value-type="string">
            <text:p>Endocrine disease</text:p>
          </table:table-cell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59">
            <text:p>59</text:p>
          </table:table-cell>
          <table:table-cell office:value-type="string">
            <text:p>A</text:p>
          </table:table-cell>
          <table:table-cell table:formula="of:=[.G165]/([.F165]*[.F165])" office:value-type="float" office:value="20.7156938086805">
            <text:p>20,7156938087</text:p>
          </table:table-cell>
          <table:table-cell office:value-type="string">
            <text:p>M</text:p>
          </table:table-cell>
          <table:table-cell office:value-type="float" office:value="1.73">
            <text:p>1,73</text:p>
          </table:table-cell>
          <table:table-cell office:value-type="float" office:value="62">
            <text:p>62</text:p>
          </table:table-cell>
          <table:table-cell office:value-type="string">
            <text:p>Endocrin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60">
            <text:p>60</text:p>
          </table:table-cell>
          <table:table-cell office:value-type="string">
            <text:p>B</text:p>
          </table:table-cell>
          <table:table-cell table:formula="of:=[.G166]/([.F166]*[.F166])" office:value-type="float" office:value="23.6614386154678">
            <text:p>23,6614386155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G167]/([.F167]*[.F167])" office:value-type="float" office:value="25.4766600920447">
            <text:p>25,476660092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G168]/([.F168]*[.F168])" office:value-type="float" office:value="31.25">
            <text:p>31,2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80">
            <text:p>80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64">
            <text:p>64</text:p>
          </table:table-cell>
          <table:table-cell office:value-type="string">
            <text:p>A</text:p>
          </table:table-cell>
          <table:table-cell table:formula="of:=[.G169]/([.F169]*[.F169])" office:value-type="float" office:value="22.0385674931129">
            <text:p>22,0385674931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60">
            <text:p>60</text:p>
          </table:table-cell>
          <table:table-cell office:value-type="string">
            <text:p>Neural system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77">
            <text:p>77</text:p>
          </table:table-cell>
          <table:table-cell office:value-type="string">
            <text:p>B</text:p>
          </table:table-cell>
          <table:table-cell table:formula="of:=[.G170]/([.F170]*[.F170])" office:value-type="float" office:value="19.0311418685121">
            <text:p>19,0311418685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 table:number-columns-repeated="2"/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89">
            <text:p>89</text:p>
          </table:table-cell>
          <table:table-cell office:value-type="string">
            <text:p>A</text:p>
          </table:table-cell>
          <table:table-cell table:formula="of:=[.G171]/([.F171]*[.F171])" office:value-type="float" office:value="27.7551020408163">
            <text:p>27,7551020408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86">
            <text:p>86</text:p>
          </table:table-cell>
          <table:table-cell office:value-type="string">
            <text:p>A</text:p>
          </table:table-cell>
          <table:table-cell table:formula="of:=[.G172]/([.F172]*[.F172])" office:value-type="float" office:value="21.3382106386222">
            <text:p>21,3382106386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85">
            <text:p>85</text:p>
          </table:table-cell>
          <table:table-cell office:value-type="string">
            <text:p>A</text:p>
          </table:table-cell>
          <table:table-cell table:formula="of:=[.G173]/([.F173]*[.F173])" office:value-type="float" office:value="22.6473769605192">
            <text:p>22,6473769605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Gorna Mahala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67">
            <text:p>67</text:p>
          </table:table-cell>
          <table:table-cell office:value-type="string">
            <text:p>A</text:p>
          </table:table-cell>
          <table:table-cell table:formula="of:=[.G174]/([.F174]*[.F174])" office:value-type="float" office:value="32.0512820512821">
            <text:p>32,0512820513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78">
            <text:p>78</text:p>
          </table:table-cell>
          <table:table-cell office:value-type="string">
            <text:p>Runny no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175]/([.F175]*[.F175])" office:value-type="float" office:value="25.390625">
            <text:p>25,3906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table:formula="of:=[.G176]/([.F176]*[.F176])" office:value-type="float" office:value="27.5482093663912">
            <text:p>27,5482093664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75">
            <text:p>75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fficulty breathing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77">
            <text:p>77</text:p>
          </table:table-cell>
          <table:table-cell office:value-type="string">
            <text:p>A</text:p>
          </table:table-cell>
          <table:table-cell table:formula="of:=[.G177]/([.F177]*[.F177])" office:value-type="float" office:value="28.0276816608996">
            <text:p>28,0276816609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81">
            <text:p>81</text:p>
          </table:table-cell>
          <table:table-cell office:value-type="string">
            <text:p>Neural system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68">
            <text:p>68</text:p>
          </table:table-cell>
          <table:table-cell office:value-type="string">
            <text:p>A</text:p>
          </table:table-cell>
          <table:table-cell table:formula="of:=[.G178]/([.F178]*[.F178])" office:value-type="float" office:value="22.2040816326531">
            <text:p>22,2040816327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179]/([.F179]*[.F179])" office:value-type="float" office:value="24.7675659198293">
            <text:p>24,7675659198</text:p>
          </table:table-cell>
          <table:table-cell office:value-type="string">
            <text:p>F</text:p>
          </table:table-cell>
          <table:table-cell office:value-type="float" office:value="1.62">
            <text:p>1,62</text:p>
          </table:table-cell>
          <table:table-cell office:value-type="float" office:value="65">
            <text:p>65</text:p>
          </table:table-cell>
          <table:table-cell office:value-type="string">
            <text:p>Runny no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69">
            <text:p>69</text:p>
          </table:table-cell>
          <table:table-cell office:value-type="string">
            <text:p>A</text:p>
          </table:table-cell>
          <table:table-cell table:formula="of:=[.G180]/([.F180]*[.F180])" office:value-type="float" office:value="22.4323025156225">
            <text:p>22,4323025156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Razo Konare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G181]/([.F181]*[.F181])" office:value-type="float" office:value="27.9421433267587">
            <text:p>27,9421433268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Belozem</text:p>
          </table:table-cell>
          <table:table-cell office:value-type="string">
            <text:p>no</text:p>
          </table:table-cell>
          <table:table-cell office:value-type="string">
            <text:p>Accute respiratory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70">
            <text:p>70</text:p>
          </table:table-cell>
          <table:table-cell office:value-type="string">
            <text:p>A</text:p>
          </table:table-cell>
          <table:table-cell table:formula="of:=[.G182]/([.F182]*[.F182])" office:value-type="float" office:value="24.21875">
            <text:p>24,2187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2">
            <text:p>62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table:formula="of:=[.G183]/([.F183]*[.F183])" office:value-type="float" office:value="29.3847566574839">
            <text:p>29,3847566575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80">
            <text:p>80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Organ failure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82">
            <text:p>82</text:p>
          </table:table-cell>
          <table:table-cell office:value-type="string">
            <text:p>A</text:p>
          </table:table-cell>
          <table:table-cell table:formula="of:=[.G184]/([.F184]*[.F184])" office:value-type="float" office:value="23.1833910034602">
            <text:p>23,1833910035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67">
            <text:p>67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f:=[.G185]/([.F185]*[.F185])" office:value-type="float" office:value="25.1428571428571">
            <text:p>25,1428571429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77">
            <text:p>77</text:p>
          </table:table-cell>
          <table:table-cell office:value-type="string">
            <text:p>Endocrin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Zalapiza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G186]/([.F186]*[.F186])" office:value-type="float" office:value="20.9571711629325">
            <text:p>20,9571711629</text:p>
          </table:table-cell>
          <table:table-cell office:value-type="string">
            <text:p>F</text:p>
          </table:table-cell>
          <table:table-cell office:value-type="float" office:value="1.62">
            <text:p>1,62</text:p>
          </table:table-cell>
          <table:table-cell office:value-type="float" office:value="55">
            <text:p>55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Zaracovo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74">
            <text:p>74</text:p>
          </table:table-cell>
          <table:table-cell office:value-type="string">
            <text:p>B</text:p>
          </table:table-cell>
          <table:table-cell table:formula="of:=[.G187]/([.F187]*[.F187])" office:value-type="float" office:value="34.0490306040699">
            <text:p>34,0490306041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0">
            <text:p>60</text:p>
          </table:table-cell>
          <table:table-cell office:value-type="string">
            <text:p>B</text:p>
          </table:table-cell>
          <table:table-cell table:formula="of:=[.G188]/([.F188]*[.F188])" office:value-type="float" office:value="16.3623082542001">
            <text:p>16,3623082542</text:p>
          </table:table-cell>
          <table:table-cell office:value-type="string">
            <text:p>M</text:p>
          </table:table-cell>
          <table:table-cell office:value-type="float" office:value="1.85">
            <text:p>1,85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Septemvri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55">
            <text:p>55</text:p>
          </table:table-cell>
          <table:table-cell office:value-type="string">
            <text:p>AB</text:p>
          </table:table-cell>
          <table:table-cell table:formula="of:=[.G189]/([.F189]*[.F189])" office:value-type="float" office:value="26.5021162137574">
            <text:p>26,5021162138</text:p>
          </table:table-cell>
          <table:table-cell office:value-type="string">
            <text:p>M</text:p>
          </table:table-cell>
          <table:table-cell office:value-type="float" office:value="1.59">
            <text:p>1,59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table:formula="of:=[.G190]/([.F190]*[.F190])" office:value-type="float" office:value="27.3099681383705">
            <text:p>27,3099681384</text:p>
          </table:table-cell>
          <table:table-cell office:value-type="string">
            <text:p>F</text:p>
          </table:table-cell>
          <table:table-cell office:value-type="float" office:value="1.69">
            <text:p>1,69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86">
            <text:p>86</text:p>
          </table:table-cell>
          <table:table-cell office:value-type="string">
            <text:p>A</text:p>
          </table:table-cell>
          <table:table-cell table:formula="of:=[.G191]/([.F191]*[.F191])" office:value-type="float" office:value="21.9713358572201">
            <text:p>21,9713358572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fficulty breathing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table:formula="of:=[.G192]/([.F192]*[.F192])" office:value-type="float" office:value="27.2173029467267">
            <text:p>27,2173029467</text:p>
          </table:table-cell>
          <table:table-cell office:value-type="string">
            <text:p>F</text:p>
          </table:table-cell>
          <table:table-cell office:value-type="float" office:value="1.66">
            <text:p>1,66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Avocat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G193]/([.F193]*[.F193])" office:value-type="float" office:value="27.0640515887601">
            <text:p>27,0640515888</text:p>
          </table:table-cell>
          <table:table-cell office:value-type="string">
            <text:p>F</text:p>
          </table:table-cell>
          <table:table-cell office:value-type="float" office:value="1.73">
            <text:p>1,73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56">
            <text:p>56</text:p>
          </table:table-cell>
          <table:table-cell office:value-type="string">
            <text:p>B</text:p>
          </table:table-cell>
          <table:table-cell table:formula="of:=[.G194]/([.F194]*[.F194])" office:value-type="float" office:value="22.9853975121687">
            <text:p>22,9853975122</text:p>
          </table:table-cell>
          <table:table-cell office:value-type="string">
            <text:p>M</text:p>
          </table:table-cell>
          <table:table-cell office:value-type="float" office:value="1.72">
            <text:p>1,72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69">
            <text:p>69</text:p>
          </table:table-cell>
          <table:table-cell office:value-type="string">
            <text:p>B</text:p>
          </table:table-cell>
          <table:table-cell table:formula="of:=[.G195]/([.F195]*[.F195])" office:value-type="float" office:value="25.4766600920447">
            <text:p>25,476660092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azardik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59">
            <text:p>59</text:p>
          </table:table-cell>
          <table:table-cell office:value-type="string">
            <text:p>A</text:p>
          </table:table-cell>
          <table:table-cell table:formula="of:=[.G196]/([.F196]*[.F196])" office:value-type="float" office:value="31.25">
            <text:p>31,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68">
            <text:p>68</text:p>
          </table:table-cell>
          <table:table-cell office:value-type="string">
            <text:p>A</text:p>
          </table:table-cell>
          <table:table-cell table:formula="of:=[.G197]/([.F197]*[.F197])" office:value-type="float" office:value="24.6097337006428">
            <text:p>24,6097337006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48">
            <text:p>48</text:p>
          </table:table-cell>
          <table:table-cell office:value-type="string">
            <text:p>A</text:p>
          </table:table-cell>
          <table:table-cell table:formula="of:=[.G198]/([.F198]*[.F198])" office:value-type="float" office:value="26.6435986159169">
            <text:p>26,6435986159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G199]/([.F199]*[.F199])" office:value-type="float" office:value="20.2448979591837">
            <text:p>20,2448979592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table:formula="of:=[.G200]/([.F200]*[.F200])" office:value-type="float" office:value="26.6727632982777">
            <text:p>26,6727632983</text:p>
          </table:table-cell>
          <table:table-cell office:value-type="string">
            <text:p>F</text:p>
          </table:table-cell>
          <table:table-cell office:value-type="float" office:value="1.62">
            <text:p>1,62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53">
            <text:p>53</text:p>
          </table:table-cell>
          <table:table-cell office:value-type="string">
            <text:p>B</text:p>
          </table:table-cell>
          <table:table-cell table:formula="of:=[.G201]/([.F201]*[.F201])" office:value-type="float" office:value="24.8357634994392">
            <text:p>24,8357634994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65">
            <text:p>65</text:p>
          </table:table-cell>
          <table:table-cell office:value-type="string">
            <text:p>B</text:p>
          </table:table-cell>
          <table:table-cell table:formula="of:=[.G202]/([.F202]*[.F202])" office:value-type="float" office:value="32.8731097961867">
            <text:p>32,8731097962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Accute respiratory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table:formula="of:=[.G203]/([.F203]*[.F203])" office:value-type="float" office:value="23.4375">
            <text:p>23,43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77">
            <text:p>77</text:p>
          </table:table-cell>
          <table:table-cell office:value-type="string">
            <text:p>A</text:p>
          </table:table-cell>
          <table:table-cell table:formula="of:=[.G204]/([.F204]*[.F204])" office:value-type="float" office:value="20.2020202020202">
            <text:p>20,202020202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Organ failure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68">
            <text:p>68</text:p>
          </table:table-cell>
          <table:table-cell office:value-type="string">
            <text:p>A</text:p>
          </table:table-cell>
          <table:table-cell table:formula="of:=[.G205]/([.F205]*[.F205])" office:value-type="float" office:value="34.0490306040699">
            <text:p>34,0490306041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206]/([.F206]*[.F206])" office:value-type="float" office:value="23.0111768573307">
            <text:p>23,0111768573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69">
            <text:p>69</text:p>
          </table:table-cell>
          <table:table-cell office:value-type="string">
            <text:p>B</text:p>
          </table:table-cell>
          <table:table-cell table:formula="of:=[.G207]/([.F207]*[.F207])" office:value-type="float" office:value="26.171875">
            <text:p>26,17187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G208]/([.F208]*[.F208])" office:value-type="float" office:value="28.6501377410468">
            <text:p>28,650137741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G209]/([.F209]*[.F209])" office:value-type="float" office:value="21.7180660897457">
            <text:p>21,7180660897</text:p>
          </table:table-cell>
          <table:table-cell office:value-type="string">
            <text:p>F</text:p>
          </table:table-cell>
          <table:table-cell office:value-type="float" office:value="1.73">
            <text:p>1,73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opoviza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table:formula="of:=[.G210]/([.F210]*[.F210])" office:value-type="float" office:value="25.3515413737155">
            <text:p>25,3515413737</text:p>
          </table:table-cell>
          <table:table-cell office:value-type="string">
            <text:p>M</text:p>
          </table:table-cell>
          <table:table-cell office:value-type="float" office:value="1.72">
            <text:p>1,72</text:p>
          </table:table-cell>
          <table:table-cell office:value-type="float" office:value="75">
            <text:p>75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Belozem</text:p>
          </table:table-cell>
          <table:table-cell office:value-type="string">
            <text:p>no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82">
            <text:p>82</text:p>
          </table:table-cell>
          <table:table-cell office:value-type="string">
            <text:p>B</text:p>
          </table:table-cell>
          <table:table-cell table:formula="of:=[.G211]/([.F211]*[.F211])" office:value-type="float" office:value="33.2840236686391">
            <text:p>33,2840236686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81">
            <text:p>81</text:p>
          </table:table-cell>
          <table:table-cell office:value-type="string">
            <text:p>A</text:p>
          </table:table-cell>
          <table:table-cell table:formula="of:=[.G212]/([.F212]*[.F212])" office:value-type="float" office:value="26.5625">
            <text:p>26,562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Vasil Levski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formula="of:=[.G213]/([.F213]*[.F213])" office:value-type="float" office:value="23.8751147842057">
            <text:p>23,8751147842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Dimitrovgrad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70">
            <text:p>70</text:p>
          </table:table-cell>
          <table:table-cell office:value-type="string">
            <text:p>A</text:p>
          </table:table-cell>
          <table:table-cell table:formula="of:=[.G214]/([.F214]*[.F214])" office:value-type="float" office:value="19.3771626297578">
            <text:p>19,3771626298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56">
            <text:p>56</text:p>
          </table:table-cell>
          <table:table-cell office:value-type="string">
            <text:p>Digestive disease</text:p>
          </table:table-cell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63">
            <text:p>63</text:p>
          </table:table-cell>
          <table:table-cell office:value-type="string">
            <text:p>A</text:p>
          </table:table-cell>
          <table:table-cell table:formula="of:=[.G215]/([.F215]*[.F215])" office:value-type="float" office:value="22.2040816326531">
            <text:p>22,2040816327</text:p>
          </table:table-cell>
          <table:table-cell office:value-type="string">
            <text:p>F</text:p>
          </table:table-cell>
          <table:table-cell office:value-type="float" office:value="1.75">
            <text:p>1,75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82">
            <text:p>82</text:p>
          </table:table-cell>
          <table:table-cell office:value-type="string">
            <text:p>A</text:p>
          </table:table-cell>
          <table:table-cell table:formula="of:=[.G216]/([.F216]*[.F216])" office:value-type="float" office:value="23.6244474927602">
            <text:p>23,6244474928</text:p>
          </table:table-cell>
          <table:table-cell office:value-type="string">
            <text:p>F</text:p>
          </table:table-cell>
          <table:table-cell office:value-type="float" office:value="1.62">
            <text:p>1,62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81">
            <text:p>81</text:p>
          </table:table-cell>
          <table:table-cell office:value-type="string">
            <text:p>A</text:p>
          </table:table-cell>
          <table:table-cell table:formula="of:=[.G217]/([.F217]*[.F217])" office:value-type="float" office:value="27.0416441319632">
            <text:p>27,041644132</text:p>
          </table:table-cell>
          <table:table-cell office:value-type="string">
            <text:p>M</text:p>
          </table:table-cell>
          <table:table-cell office:value-type="float" office:value="1.72">
            <text:p>1,72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G218]/([.F218]*[.F218])" office:value-type="float" office:value="27.5312294543064">
            <text:p>27,5312294543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Gorna Mahala</text:p>
          </table:table-cell>
          <table:table-cell office:value-type="string">
            <text:p>yes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G219]/([.F219]*[.F219])" office:value-type="float" office:value="30.078125">
            <text:p>30,0781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60">
            <text:p>60</text:p>
          </table:table-cell>
          <table:table-cell office:value-type="string">
            <text:p>B</text:p>
          </table:table-cell>
          <table:table-cell table:formula="of:=[.G220]/([.F220]*[.F220])" office:value-type="float" office:value="20.2020202020202">
            <text:p>20,202020202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Avocat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55">
            <text:p>55</text:p>
          </table:table-cell>
          <table:table-cell office:value-type="string">
            <text:p>B</text:p>
          </table:table-cell>
          <table:table-cell table:formula="of:=[.G221]/([.F221]*[.F221])" office:value-type="float" office:value="29.4117647058823">
            <text:p>29,4117647059</text:p>
          </table:table-cell>
          <table:table-cell office:value-type="string">
            <text:p>F</text:p>
          </table:table-cell>
          <table:table-cell office:value-type="float" office:value="1.7">
            <text:p>1,7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Waitress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45">
            <text:p>45</text:p>
          </table:table-cell>
          <table:table-cell office:value-type="string">
            <text:p>AB</text:p>
          </table:table-cell>
          <table:table-cell table:formula="of:=[.G222]/([.F222]*[.F222])" office:value-type="float" office:value="18.2857142857143">
            <text:p>18,2857142857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56">
            <text:p>56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86">
            <text:p>86</text:p>
          </table:table-cell>
          <table:table-cell office:value-type="string">
            <text:p>A</text:p>
          </table:table-cell>
          <table:table-cell table:formula="of:=[.G223]/([.F223]*[.F223])" office:value-type="float" office:value="25.5296448712087">
            <text:p>25,5296448712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yes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table:formula="of:=[.G224]/([.F224]*[.F224])" office:value-type="float" office:value="31.244992789617">
            <text:p>31,2449927896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Hair stylist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62">
            <text:p>62</text:p>
          </table:table-cell>
          <table:table-cell office:value-type="string">
            <text:p>A</text:p>
          </table:table-cell>
          <table:table-cell table:formula="of:=[.G225]/([.F225]*[.F225])" office:value-type="float" office:value="26.7094017094017">
            <text:p>26,7094017094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Organ failure</text:p>
          </table:table-cell>
          <table:table-cell table:number-columns-repeated="2"/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G226]/([.F226]*[.F226])" office:value-type="float" office:value="30.0432622977087">
            <text:p>30,0432622977</text:p>
          </table:table-cell>
          <table:table-cell office:value-type="string">
            <text:p>F</text:p>
          </table:table-cell>
          <table:table-cell office:value-type="float" office:value="1.58">
            <text:p>1,58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yspnea,Fever</text:p>
          </table:table-cell>
          <table:table-cell table:number-columns-repeated="2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69">
            <text:p>69</text:p>
          </table:table-cell>
          <table:table-cell office:value-type="string">
            <text:p>B</text:p>
          </table:table-cell>
          <table:table-cell table:formula="of:=[.G227]/([.F227]*[.F227])" office:value-type="float" office:value="33.2840236686391">
            <text:p>33,2840236686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59">
            <text:p>59</text:p>
          </table:table-cell>
          <table:table-cell office:value-type="string">
            <text:p>B</text:p>
          </table:table-cell>
          <table:table-cell table:formula="of:=[.G228]/([.F228]*[.F228])" office:value-type="float" office:value="26.5625">
            <text:p>26,56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Driv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68">
            <text:p>68</text:p>
          </table:table-cell>
          <table:table-cell office:value-type="string">
            <text:p>A</text:p>
          </table:table-cell>
          <table:table-cell table:formula="of:=[.G229]/([.F229]*[.F229])" office:value-type="float" office:value="25.7116620752984">
            <text:p>25,7116620753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Gorna Mahala</text:p>
          </table:table-cell>
          <table:table-cell office:value-type="string">
            <text:p>yes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48">
            <text:p>48</text:p>
          </table:table-cell>
          <table:table-cell office:value-type="string">
            <text:p>A</text:p>
          </table:table-cell>
          <table:table-cell table:formula="of:=[.G230]/([.F230]*[.F230])" office:value-type="float" office:value="22.7204383708109">
            <text:p>22,7204383708</text:p>
          </table:table-cell>
          <table:table-cell office:value-type="string">
            <text:p>M</text:p>
          </table:table-cell>
          <table:table-cell office:value-type="float" office:value="1.73">
            <text:p>1,73</text:p>
          </table:table-cell>
          <table:table-cell office:value-type="float" office:value="68">
            <text:p>68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44">
            <text:p>44</text:p>
          </table:table-cell>
          <table:table-cell office:value-type="string">
            <text:p>A</text:p>
          </table:table-cell>
          <table:table-cell table:formula="of:=[.G231]/([.F231]*[.F231])" office:value-type="float" office:value="21.9713358572201">
            <text:p>21,9713358572</text:p>
          </table:table-cell>
          <table:table-cell office:value-type="string">
            <text:p>M</text:p>
          </table:table-cell>
          <table:table-cell office:value-type="float" office:value="1.72">
            <text:p>1,72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Hair stylist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G232]/([.F232]*[.F232])" office:value-type="float" office:value="23.0111768573307">
            <text:p>23,0111768573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, Fever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53">
            <text:p>53</text:p>
          </table:table-cell>
          <table:table-cell office:value-type="string">
            <text:p>A</text:p>
          </table:table-cell>
          <table:table-cell table:formula="of:=[.G233]/([.F233]*[.F233])" office:value-type="float" office:value="25.78125">
            <text:p>25,781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66">
            <text:p>66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65">
            <text:p>65</text:p>
          </table:table-cell>
          <table:table-cell office:value-type="string">
            <text:p>B</text:p>
          </table:table-cell>
          <table:table-cell table:formula="of:=[.G234]/([.F234]*[.F234])" office:value-type="float" office:value="22.77318640955">
            <text:p>22,7731864096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azardzik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75">
            <text:p>75</text:p>
          </table:table-cell>
          <table:table-cell office:value-type="string">
            <text:p>B</text:p>
          </table:table-cell>
          <table:table-cell table:formula="of:=[.G235]/([.F235]*[.F235])" office:value-type="float" office:value="27.681660899654">
            <text:p>27,6816608997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rosla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77">
            <text:p>77</text:p>
          </table:table-cell>
          <table:table-cell office:value-type="string">
            <text:p>A</text:p>
          </table:table-cell>
          <table:table-cell table:formula="of:=[.G236]/([.F236]*[.F236])" office:value-type="float" office:value="19.5918367346939">
            <text:p>19,5918367347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Razo Konare</text:p>
          </table:table-cell>
          <table:table-cell office:value-type="string">
            <text:p>yes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68">
            <text:p>68</text:p>
          </table:table-cell>
          <table:table-cell office:value-type="string">
            <text:p>A</text:p>
          </table:table-cell>
          <table:table-cell table:formula="of:=[.G237]/([.F237]*[.F237])" office:value-type="float" office:value="20.9571711629325">
            <text:p>20,9571711629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Belozem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table:formula="of:=[.G238]/([.F238]*[.F238])" office:value-type="float" office:value="28.7317468902109">
            <text:p>28,7317468902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69">
            <text:p>69</text:p>
          </table:table-cell>
          <table:table-cell office:value-type="string">
            <text:p>A</text:p>
          </table:table-cell>
          <table:table-cell table:formula="of:=[.G239]/([.F239]*[.F239])" office:value-type="float" office:value="23.0111768573307">
            <text:p>23,0111768573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71">
            <text:p>71</text:p>
          </table:table-cell>
          <table:table-cell office:value-type="string">
            <text:p>B</text:p>
          </table:table-cell>
          <table:table-cell table:formula="of:=[.G240]/([.F240]*[.F240])" office:value-type="float" office:value="26.171875">
            <text:p>26,1718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G241]/([.F241]*[.F241])" office:value-type="float" office:value="28.6501377410468">
            <text:p>28,650137741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Zalapiza</text:p>
          </table:table-cell>
          <table:table-cell office:value-type="string">
            <text:p>yes</text:p>
          </table:table-cell>
          <table:table-cell office:value-type="string">
            <text:p>Chest pain</text:p>
          </table:table-cell>
          <table:table-cell table:number-columns-repeated="2"/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G242]/([.F242]*[.F242])" office:value-type="float" office:value="19.3771626297578">
            <text:p>19,3771626298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Driver</text:p>
          </table:table-cell>
          <table:table-cell office:value-type="string">
            <text:p>no</text:p>
          </table:table-cell>
          <table:table-cell office:value-type="string">
            <text:p>Zaracovo</text:p>
          </table:table-cell>
          <table:table-cell office:value-type="string">
            <text:p>no</text:p>
          </table:table-cell>
          <table:table-cell office:value-type="string">
            <text:p>Difficulty breathing</text:p>
          </table:table-cell>
          <table:table-cell table:number-columns-repeated="2"/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82">
            <text:p>82</text:p>
          </table:table-cell>
          <table:table-cell office:value-type="string">
            <text:p>A</text:p>
          </table:table-cell>
          <table:table-cell table:formula="of:=[.G243]/([.F243]*[.F243])" office:value-type="float" office:value="22.2040816326531">
            <text:p>22,2040816327</text:p>
          </table:table-cell>
          <table:table-cell office:value-type="string">
            <text:p>M</text:p>
          </table:table-cell>
          <table:table-cell office:value-type="float" office:value="1.75">
            <text:p>1,75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Tiredness, Fever</text:p>
          </table:table-cell>
          <table:table-cell table:number-columns-repeated="2"/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81">
            <text:p>81</text:p>
          </table:table-cell>
          <table:table-cell office:value-type="string">
            <text:p>B</text:p>
          </table:table-cell>
          <table:table-cell table:formula="of:=[.G244]/([.F244]*[.F244])" office:value-type="float" office:value="23.6244474927602">
            <text:p>23,6244474928</text:p>
          </table:table-cell>
          <table:table-cell office:value-type="string">
            <text:p>M</text:p>
          </table:table-cell>
          <table:table-cell office:value-type="float" office:value="1.62">
            <text:p>1,62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Septemvri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 table:number-columns-repeated="2"/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formula="of:=[.G245]/([.F245]*[.F245])" office:value-type="float" office:value="32.0461464508893">
            <text:p>32,0461464509</text:p>
          </table:table-cell>
          <table:table-cell office:value-type="string">
            <text:p>M</text:p>
          </table:table-cell>
          <table:table-cell office:value-type="float" office:value="1.58">
            <text:p>1,58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77">
            <text:p>77</text:p>
          </table:table-cell>
          <table:table-cell office:value-type="string">
            <text:p>A</text:p>
          </table:table-cell>
          <table:table-cell table:formula="of:=[.G246]/([.F246]*[.F246])" office:value-type="float" office:value="27.5312294543064">
            <text:p>27,5312294543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47">
            <text:p>47</text:p>
          </table:table-cell>
          <table:table-cell office:value-type="string">
            <text:p>A</text:p>
          </table:table-cell>
          <table:table-cell table:formula="of:=[.G247]/([.F247]*[.F247])" office:value-type="float" office:value="30.8444159589809">
            <text:p>30,844415959</text:p>
          </table:table-cell>
          <table:table-cell office:value-type="string">
            <text:p>F</text:p>
          </table:table-cell>
          <table:table-cell office:value-type="float" office:value="1.58">
            <text:p>1,58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Engine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 table:number-columns-repeated="2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90">
            <text:p>90</text:p>
          </table:table-cell>
          <table:table-cell office:value-type="string">
            <text:p>A</text:p>
          </table:table-cell>
          <table:table-cell table:formula="of:=[.G248]/([.F248]*[.F248])" office:value-type="float" office:value="22.6002629848784">
            <text:p>22,6002629849</text:p>
          </table:table-cell>
          <table:table-cell office:value-type="string">
            <text:p>F</text:p>
          </table:table-cell>
          <table:table-cell office:value-type="float" office:value="1.56">
            <text:p>1,56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Pneumonia, Dyspnea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55">
            <text:p>55</text:p>
          </table:table-cell>
          <table:table-cell office:value-type="string">
            <text:p>A</text:p>
          </table:table-cell>
          <table:table-cell table:formula="of:=[.G249]/([.F249]*[.F249])" office:value-type="float" office:value="33.203125">
            <text:p>33,203125</text:p>
          </table:table-cell>
          <table:table-cell office:value-type="string">
            <text:p>M</text:p>
          </table:table-cell>
          <table:table-cell office:value-type="float" office:value="1.6">
            <text:p>1,6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anag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Accute respiratory</text:p>
          </table:table-cell>
          <table:table-cell table:number-columns-repeated="2"/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table:formula="of:=[.G250]/([.F250]*[.F250])" office:value-type="float" office:value="20.5693296602388">
            <text:p>20,5693296602</text:p>
          </table:table-cell>
          <table:table-cell office:value-type="string">
            <text:p>F</text:p>
          </table:table-cell>
          <table:table-cell office:value-type="float" office:value="1.65">
            <text:p>1,65</text:p>
          </table:table-cell>
          <table:table-cell office:value-type="float" office:value="56">
            <text:p>56</text:p>
          </table:table-cell>
          <table:table-cell office:value-type="string">
            <text:p>Digestive disease</text:p>
          </table:table-cell>
          <table:table-cell office:value-type="string">
            <text:p>Teach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istress,Cough</text:p>
          </table:table-cell>
          <table:table-cell table:number-columns-repeated="2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formula="of:=[.G251]/([.F251]*[.F251])" office:value-type="float" office:value="22.3863142771225">
            <text:p>22,3863142771</text:p>
          </table:table-cell>
          <table:table-cell office:value-type="string">
            <text:p>F</text:p>
          </table:table-cell>
          <table:table-cell office:value-type="float" office:value="1.73">
            <text:p>1,73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Retraite</text:p>
          </table:table-cell>
          <table:table-cell office:value-type="string">
            <text:p>no</text:p>
          </table:table-cell>
          <table:table-cell office:value-type="string">
            <text:p>Pazardik</text:p>
          </table:table-cell>
          <table:table-cell office:value-type="string">
            <text:p>yes</text:p>
          </table:table-cell>
          <table:table-cell office:value-type="string">
            <text:p>Organ failure</text:p>
          </table:table-cell>
          <table:table-cell/>
          <table:table-cell office:value-type="string">
            <text:p>travel abroad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G252]/([.F252]*[.F252])" office:value-type="float" office:value="26.3656030286641">
            <text:p>26,3656030287</text:p>
          </table:table-cell>
          <table:table-cell office:value-type="string">
            <text:p>F</text:p>
          </table:table-cell>
          <table:table-cell office:value-type="float" office:value="1.72">
            <text:p>1,72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Dyspnea,Fever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62">
            <text:p>62</text:p>
          </table:table-cell>
          <table:table-cell office:value-type="string">
            <text:p>B</text:p>
          </table:table-cell>
          <table:table-cell table:formula="of:=[.G253]/([.F253]*[.F253])" office:value-type="float" office:value="26.7094017094017">
            <text:p>26,7094017094</text:p>
          </table:table-cell>
          <table:table-cell office:value-type="string">
            <text:p>M</text:p>
          </table:table-cell>
          <table:table-cell office:value-type="float" office:value="1.56">
            <text:p>1,56</text:p>
          </table:table-cell>
          <table:table-cell office:value-type="float" office:value="65">
            <text:p>65</text:p>
          </table:table-cell>
          <table:table-cell office:value-type="string">
            <text:p>Digestive disease</text:p>
          </table:table-cell>
          <table:table-cell office:value-type="string">
            <text:p>Work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Tiredness</text:p>
          </table:table-cell>
          <table:table-cell table:number-columns-repeated="2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56">
            <text:p>56</text:p>
          </table:table-cell>
          <table:table-cell office:value-type="string">
            <text:p>B</text:p>
          </table:table-cell>
          <table:table-cell table:formula="of:=[.G254]/([.F254]*[.F254])" office:value-type="float" office:value="29.296875">
            <text:p>29,296875</text:p>
          </table:table-cell>
          <table:table-cell office:value-type="string">
            <text:p>F</text:p>
          </table:table-cell>
          <table:table-cell office:value-type="float" office:value="1.6">
            <text:p>1,6</text:p>
          </table:table-cell>
          <table:table-cell office:value-type="float" office:value="75">
            <text:p>75</text:p>
          </table:table-cell>
          <table:table-cell office:value-type="string">
            <text:p>Digestive disease</text:p>
          </table:table-cell>
          <table:table-cell office:value-type="string">
            <text:p>Clean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69">
            <text:p>69</text:p>
          </table:table-cell>
          <table:table-cell office:value-type="string">
            <text:p>AB</text:p>
          </table:table-cell>
          <table:table-cell table:formula="of:=[.G255]/([.F255]*[.F255])" office:value-type="float" office:value="29.7520661157025">
            <text:p>29,7520661157</text:p>
          </table:table-cell>
          <table:table-cell office:value-type="string">
            <text:p>M</text:p>
          </table:table-cell>
          <table:table-cell office:value-type="float" office:value="1.65">
            <text:p>1,65</text:p>
          </table:table-cell>
          <table:table-cell office:value-type="float" office:value="81">
            <text:p>81</text:p>
          </table:table-cell>
          <table:table-cell office:value-type="string">
            <text:p>Digestive disease</text:p>
          </table:table-cell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no</text:p>
          </table:table-cell>
          <table:table-cell office:value-type="string">
            <text:p>Fever</text:p>
          </table:table-cell>
          <table:table-cell/>
          <table:table-cell office:value-type="string">
            <text:p>Contact with COVID ill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59">
            <text:p>59</text:p>
          </table:table-cell>
          <table:table-cell office:value-type="string">
            <text:p>A</text:p>
          </table:table-cell>
          <table:table-cell table:formula="of:=[.G256]/([.F256]*[.F256])" office:value-type="float" office:value="23.5294117647059">
            <text:p>23,5294117647</text:p>
          </table:table-cell>
          <table:table-cell office:value-type="string">
            <text:p>M</text:p>
          </table:table-cell>
          <table:table-cell office:value-type="float" office:value="1.7">
            <text:p>1,7</text:p>
          </table:table-cell>
          <table:table-cell office:value-type="float" office:value="68">
            <text:p>68</text:p>
          </table:table-cell>
          <table:table-cell office:value-type="string">
            <text:p>Digestive disease</text:p>
          </table:table-cell>
          <table:table-cell office:value-type="string">
            <text:p>Seller</text:p>
          </table:table-cell>
          <table:table-cell office:value-type="string">
            <text:p>no</text:p>
          </table:table-cell>
          <table:table-cell office:value-type="string">
            <text:p>Plovdiv</text:p>
          </table:table-cell>
          <table:table-cell office:value-type="string">
            <text:p>yes</text:p>
          </table:table-cell>
          <table:table-cell office:value-type="string">
            <text:p>Chest pain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3">03/07/2023</text:date>, <text:time>02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ya </meta:initial-creator>
    <meta:creation-date>2023-07-02T15:02:08.94</meta:creation-date>
    <dc:date>2023-07-03T02:11:01.61</dc:date>
    <dc:creator>Mariya </dc:creator>
    <meta:editing-duration>PT20M5S</meta:editing-duration>
    <meta:editing-cycles>2</meta:editing-cycles>
    <meta:generator>OpenOffice/4.1.13$Win32 OpenOffice.org_project/4113m1$Build-9810</meta:generator>
    <meta:document-statistic meta:table-count="3" meta:cell-count="3242" meta:object-count="0"/>
  </office:meta>
</office:document-meta>
</file>